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60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econdOrderPolynomial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4" table:default-cell-style-name="ce2"/>
        <table:table-column table:style-name="co2" table:default-cell-style-name="ce2"/>
        <table:table-column table:style-name="co1" table:default-cell-style-name="ce2"/>
        <table:table-column table:style-name="co1" table:default-cell-style-name="Default"/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>
            <text:p>Curve Fit on Noisy Data to retrieve the coefficients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cn^0 + bn^1+an^2</text:p>
          </table:table-cell>
          <table:table-cell/>
          <table:table-cell office:value-type="string">
            <text:p>Calculated</text:p>
          </table:table-cell>
          <table:table-cell table:number-columns-repeated="4"/>
        </table:table-row>
        <table:table-row table:style-name="ro1">
          <table:table-cell table:number-columns-repeated="7"/>
          <table:table-cell table:number-columns-repeated="2" office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float" office:value="1">
            <text:p>1.00</text:p>
          </table:table-cell>
          <table:table-cell office:value-type="string">
            <text:p><text:s/>= a</text:p>
          </table:table-cell>
          <table:table-cell table:style-name="ce1" office:value-type="float" office:value="1.00211">
            <text:p>1.00211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2">
            <text:p>2.00</text:p>
          </table:table-cell>
          <table:table-cell office:value-type="string">
            <text:p><text:s/>= b</text:p>
          </table:table-cell>
          <table:table-cell table:style-name="ce1" office:value-type="float" office:value="-13.1327">
            <text:p>-13.132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3">
            <text:p>3.00</text:p>
          </table:table-cell>
          <table:table-cell office:value-type="string">
            <text:p><text:s/>= c</text:p>
          </table:table-cell>
          <table:table-cell table:style-name="ce1" office:value-type="float" office:value="10853.7">
            <text:p>10853.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float" office:value="50000">
            <text:p>50000.00</text:p>
          </table:table-cell>
          <table:table-cell office:value-type="string">
            <text:p><text:s/>= Noise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8"/>
          <table:table-cell office:value-type="string">
            <text:p>Measurement</text:p>
          </table:table-cell>
          <table:table-cell office:value-type="string">
            <text:p>Calculated</text:p>
          </table:table-cell>
          <table:table-cell>
            <draw:frame table:end-cell-address="SecondOrderPolynomial.R38" table:end-x="0.1413in" table:end-y="0.0406in" draw:z-index="0" draw:style-name="gr1" draw:text-style-name="P1" svg:width="6.2988in" svg:height="4.7858in" svg:x="0.0657in" svg:y="0.0555in">
              <draw:object draw:notify-on-update-of-ranges="SecondOrderPolynomial.E13:SecondOrderPolynomial.E72 SecondOrderPolynomial.G12:SecondOrderPolynomial.G12 SecondOrderPolynomial.G13:SecondOrderPolynomial.G72 SecondOrderPolynomial.E13:SecondOrderPolynomial.E72 SecondOrderPolynomial.I11:SecondOrderPolynomial.I12 SecondOrderPolynomial.I13:SecondOrderPolynomial.I72 SecondOrderPolynomial.E13:SecondOrderPolynomial.E72 SecondOrderPolynomial.J11:SecondOrderPolynomial.J12 SecondOrderPolynomial.J13:SecondOrderPolynomial.J72 SecondOrderPolynomial.E13:SecondOrderPolynomial.E72 SecondOrderPolynomial.H12:SecondOrderPolynomial.H12 SecondOrderPolynomial.H13:SecondOrderPolynomial.H7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string">
            <text:p># Data Points</text:p>
          </table:table-cell>
          <table:table-cell office:value-type="string">
            <text:p>N^0</text:p>
          </table:table-cell>
          <table:table-cell office:value-type="string">
            <text:p>N^1</text:p>
          </table:table-cell>
          <table:table-cell office:value-type="string">
            <text:p>N^2</text:p>
          </table:table-cell>
          <table:table-cell office:value-type="string">
            <text:p>Tim or #Ops</text:p>
          </table:table-cell>
          <table:table-cell office:value-type="string">
            <text:p>Noise</text:p>
          </table:table-cell>
          <table:table-cell office:value-type="string">
            <text:p>with Noise</text:p>
          </table:table-cell>
          <table:table-cell office:value-type="string">
            <text:p>from Noise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float" office:value="1">
            <text:p>1</text:p>
          </table:table-cell>
          <table:table-cell office:value-type="float" office:value="100">
            <text:p>100.00</text:p>
          </table:table-cell>
          <table:table-cell table:formula="of:=[.E13]*[.E13]" office:value-type="float" office:value="10000">
            <text:p>10000.00</text:p>
          </table:table-cell>
          <table:table-cell table:formula="of:=[.$E$6]*[.F13]+[.$E$7]*[.E13]+[.$E$8]*[.D13]" office:value-type="float" office:value="10203">
            <text:p>10203.00</text:p>
          </table:table-cell>
          <table:table-cell office:value-type="float" office:value="31867.2907538712">
            <text:p>31867.29</text:p>
          </table:table-cell>
          <table:table-cell table:formula="of:=[.G13]+[.H13]" office:value-type="float" office:value="42070.2907538712">
            <text:p>42070.29</text:p>
          </table:table-cell>
          <table:table-cell table:formula="of:=[.D13]*[.$G$8]+[.E13]*[.$G$7]+[.F13]*[.$G$6]" office:value-type="float" office:value="19561.53">
            <text:p>19561.5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E13]+900/59" office:value-type="float" office:value="115.254237288136">
            <text:p>115.25</text:p>
          </table:table-cell>
          <table:table-cell table:formula="of:=[.E14]*[.E14]" office:value-type="float" office:value="13283.5392128699">
            <text:p>13283.54</text:p>
          </table:table-cell>
          <table:table-cell table:formula="of:=[.$E$6]*[.F14]+[.$E$7]*[.E14]+[.$E$8]*[.D14]" office:value-type="float" office:value="13517.0476874461">
            <text:p>13517.05</text:p>
          </table:table-cell>
          <table:table-cell office:value-type="float" office:value="-37124.0565786138">
            <text:p>-37124.06</text:p>
          </table:table-cell>
          <table:table-cell table:formula="of:=[.G14]+[.H14]" office:value-type="float" office:value="-23607.0088911677">
            <text:p>-23607.01</text:p>
          </table:table-cell>
          <table:table-cell table:formula="of:=[.D14]*[.$G$8]+[.E14]*[.$G$7]+[.F14]*[.$G$6]" office:value-type="float" office:value="22651.6681585751">
            <text:p>22651.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14]+900/59" office:value-type="float" office:value="130.508474576271">
            <text:p>130.51</text:p>
          </table:table-cell>
          <table:table-cell table:formula="of:=[.E15]*[.E15]" office:value-type="float" office:value="17032.4619362252">
            <text:p>17032.46</text:p>
          </table:table-cell>
          <table:table-cell table:formula="of:=[.$E$6]*[.F15]+[.$E$7]*[.E15]+[.$E$8]*[.D15]" office:value-type="float" office:value="17296.4788853778">
            <text:p>17296.48</text:p>
          </table:table-cell>
          <table:table-cell office:value-type="float" office:value="28967.3310006037">
            <text:p>28967.33</text:p>
          </table:table-cell>
          <table:table-cell table:formula="of:=[.G15]+[.H15]" office:value-type="float" office:value="46263.8098859815">
            <text:p>46263.81</text:p>
          </table:table-cell>
          <table:table-cell table:formula="of:=[.D15]*[.$G$8]+[.E15]*[.$G$7]+[.F15]*[.$G$6]" office:value-type="float" office:value="26208.1717868429">
            <text:p>26208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[.E15]+900/59" office:value-type="float" office:value="145.762711864407">
            <text:p>145.76</text:p>
          </table:table-cell>
          <table:table-cell table:formula="of:=[.E16]*[.E16]" office:value-type="float" office:value="21246.7681700661">
            <text:p>21246.77</text:p>
          </table:table-cell>
          <table:table-cell table:formula="of:=[.$E$6]*[.F16]+[.$E$7]*[.E16]+[.$E$8]*[.D16]" office:value-type="float" office:value="21541.2935937949">
            <text:p>21541.29</text:p>
          </table:table-cell>
          <table:table-cell office:value-type="float" office:value="9135.98537445068">
            <text:p>9135.99</text:p>
          </table:table-cell>
          <table:table-cell table:formula="of:=[.G16]+[.H16]" office:value-type="float" office:value="30677.2789682456">
            <text:p>30677.28</text:p>
          </table:table-cell>
          <table:table-cell table:formula="of:=[.D16]*[.$G$8]+[.E16]*[.$G$7]+[.F16]*[.$G$6]" office:value-type="float" office:value="30231.0408848032">
            <text:p>30231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[.E16]+900/59" office:value-type="float" office:value="161.016949152542">
            <text:p>161.02</text:p>
          </table:table-cell>
          <table:table-cell table:formula="of:=[.E17]*[.E17]" office:value-type="float" office:value="25926.4579143924">
            <text:p>25926.46</text:p>
          </table:table-cell>
          <table:table-cell table:formula="of:=[.$E$6]*[.F17]+[.$E$7]*[.E17]+[.$E$8]*[.D17]" office:value-type="float" office:value="26251.4918126975">
            <text:p>26251.49</text:p>
          </table:table-cell>
          <table:table-cell office:value-type="float" office:value="-18771.5973937884">
            <text:p>-18771.60</text:p>
          </table:table-cell>
          <table:table-cell table:formula="of:=[.G17]+[.H17]" office:value-type="float" office:value="7479.8944189091">
            <text:p>7479.89</text:p>
          </table:table-cell>
          <table:table-cell table:formula="of:=[.D17]*[.$G$8]+[.E17]*[.$G$7]+[.F17]*[.$G$6]" office:value-type="float" office:value="34720.2754524562">
            <text:p>34720.28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[.E17]+900/59" office:value-type="float" office:value="176.271186440678">
            <text:p>176.27</text:p>
          </table:table-cell>
          <table:table-cell table:formula="of:=[.E18]*[.E18]" office:value-type="float" office:value="31071.5311692042">
            <text:p>31071.53</text:p>
          </table:table-cell>
          <table:table-cell table:formula="of:=[.$E$6]*[.F18]+[.$E$7]*[.E18]+[.$E$8]*[.D18]" office:value-type="float" office:value="31427.0735420856">
            <text:p>31427.07</text:p>
          </table:table-cell>
          <table:table-cell office:value-type="float" office:value="31500.3670984879">
            <text:p>31500.37</text:p>
          </table:table-cell>
          <table:table-cell table:formula="of:=[.G18]+[.H18]" office:value-type="float" office:value="62927.4406405735">
            <text:p>62927.44</text:p>
          </table:table-cell>
          <table:table-cell table:formula="of:=[.D18]*[.$G$8]+[.E18]*[.$G$7]+[.F18]*[.$G$6]" office:value-type="float" office:value="39675.8754898018">
            <text:p>39675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[.E18]+900/59" office:value-type="float" office:value="191.525423728814">
            <text:p>191.53</text:p>
          </table:table-cell>
          <table:table-cell table:formula="of:=[.E19]*[.E19]" office:value-type="float" office:value="36681.9879345016">
            <text:p>36681.99</text:p>
          </table:table-cell>
          <table:table-cell table:formula="of:=[.$E$6]*[.F19]+[.$E$7]*[.E19]+[.$E$8]*[.D19]" office:value-type="float" office:value="37068.0387819592">
            <text:p>37068.04</text:p>
          </table:table-cell>
          <table:table-cell office:value-type="float" office:value="19348.6881442368">
            <text:p>19348.69</text:p>
          </table:table-cell>
          <table:table-cell table:formula="of:=[.G19]+[.H19]" office:value-type="float" office:value="56416.726926196">
            <text:p>56416.73</text:p>
          </table:table-cell>
          <table:table-cell table:formula="of:=[.D19]*[.$G$8]+[.E19]*[.$G$7]+[.F19]*[.$G$6]" office:value-type="float" office:value="45097.84099684">
            <text:p>45097.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[.E19]+900/59" office:value-type="float" office:value="206.779661016949">
            <text:p>206.78</text:p>
          </table:table-cell>
          <table:table-cell table:formula="of:=[.E20]*[.E20]" office:value-type="float" office:value="42757.8282102844">
            <text:p>42757.83</text:p>
          </table:table-cell>
          <table:table-cell table:formula="of:=[.$E$6]*[.F20]+[.$E$7]*[.E20]+[.$E$8]*[.D20]" office:value-type="float" office:value="43174.3875323183">
            <text:p>43174.39</text:p>
          </table:table-cell>
          <table:table-cell office:value-type="float" office:value="49139.8497251794">
            <text:p>49139.85</text:p>
          </table:table-cell>
          <table:table-cell table:formula="of:=[.G20]+[.H20]" office:value-type="float" office:value="92314.2372574977">
            <text:p>92314.24</text:p>
          </table:table-cell>
          <table:table-cell table:formula="of:=[.D20]*[.$G$8]+[.E20]*[.$G$7]+[.F20]*[.$G$6]" office:value-type="float" office:value="50986.1719735708">
            <text:p>50986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[.E20]+900/59" office:value-type="float" office:value="222.033898305085">
            <text:p>222.03</text:p>
          </table:table-cell>
          <table:table-cell table:formula="of:=[.E21]*[.E21]" office:value-type="float" office:value="49299.0519965527">
            <text:p>49299.05</text:p>
          </table:table-cell>
          <table:table-cell table:formula="of:=[.$E$6]*[.F21]+[.$E$7]*[.E21]+[.$E$8]*[.D21]" office:value-type="float" office:value="49746.1197931629">
            <text:p>49746.12</text:p>
          </table:table-cell>
          <table:table-cell office:value-type="float" office:value="35339.7337254137">
            <text:p>35339.73</text:p>
          </table:table-cell>
          <table:table-cell table:formula="of:=[.G21]+[.H21]" office:value-type="float" office:value="85085.8535185766">
            <text:p>85085.85</text:p>
          </table:table-cell>
          <table:table-cell table:formula="of:=[.D21]*[.$G$8]+[.E21]*[.$G$7]+[.F21]*[.$G$6]" office:value-type="float" office:value="57340.8684199942">
            <text:p>57340.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E21]+900/59" office:value-type="float" office:value="237.28813559322">
            <text:p>237.29</text:p>
          </table:table-cell>
          <table:table-cell table:formula="of:=[.E22]*[.E22]" office:value-type="float" office:value="56305.6592933065">
            <text:p>56305.66</text:p>
          </table:table-cell>
          <table:table-cell table:formula="of:=[.$E$6]*[.F22]+[.$E$7]*[.E22]+[.$E$8]*[.D22]" office:value-type="float" office:value="56783.2355644929">
            <text:p>56783.24</text:p>
          </table:table-cell>
          <table:table-cell office:value-type="float" office:value="-46767.0049052686">
            <text:p>-46767.00</text:p>
          </table:table-cell>
          <table:table-cell table:formula="of:=[.G22]+[.H22]" office:value-type="float" office:value="10016.2306592243">
            <text:p>10016.23</text:p>
          </table:table-cell>
          <table:table-cell table:formula="of:=[.D22]*[.$G$8]+[.E22]*[.$G$7]+[.F22]*[.$G$6]" office:value-type="float" office:value="64161.9303361103">
            <text:p>64161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table:formula="of:=[.E22]+900/59" office:value-type="float" office:value="252.542372881356">
            <text:p>252.54</text:p>
          </table:table-cell>
          <table:table-cell table:formula="of:=[.E23]*[.E23]" office:value-type="float" office:value="63777.6501005458">
            <text:p>63777.65</text:p>
          </table:table-cell>
          <table:table-cell table:formula="of:=[.$E$6]*[.F23]+[.$E$7]*[.E23]+[.$E$8]*[.D23]" office:value-type="float" office:value="64285.7348463085">
            <text:p>64285.73</text:p>
          </table:table-cell>
          <table:table-cell office:value-type="float" office:value="-27007.4238535017">
            <text:p>-27007.42</text:p>
          </table:table-cell>
          <table:table-cell table:formula="of:=[.G23]+[.H23]" office:value-type="float" office:value="37278.3109928068">
            <text:p>37278.31</text:p>
          </table:table-cell>
          <table:table-cell table:formula="of:=[.D23]*[.$G$8]+[.E23]*[.$G$7]+[.F23]*[.$G$6]" office:value-type="float" office:value="71449.357721919">
            <text:p>71449.3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[.E23]+900/59" office:value-type="float" office:value="267.796610169491">
            <text:p>267.80</text:p>
          </table:table-cell>
          <table:table-cell table:formula="of:=[.E24]*[.E24]" office:value-type="float" office:value="71715.0244182706">
            <text:p>71715.02</text:p>
          </table:table-cell>
          <table:table-cell table:formula="of:=[.$E$6]*[.F24]+[.$E$7]*[.E24]+[.$E$8]*[.D24]" office:value-type="float" office:value="72253.6176386096">
            <text:p>72253.62</text:p>
          </table:table-cell>
          <table:table-cell office:value-type="float" office:value="-12640.1873072609">
            <text:p>-12640.19</text:p>
          </table:table-cell>
          <table:table-cell table:formula="of:=[.G24]+[.H24]" office:value-type="float" office:value="59613.4303313487">
            <text:p>59613.43</text:p>
          </table:table-cell>
          <table:table-cell table:formula="of:=[.D24]*[.$G$8]+[.E24]*[.$G$7]+[.F24]*[.$G$6]" office:value-type="float" office:value="79203.1505774203">
            <text:p>79203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[.E24]+900/59" office:value-type="float" office:value="283.050847457627">
            <text:p>283.05</text:p>
          </table:table-cell>
          <table:table-cell table:formula="of:=[.E25]*[.E25]" office:value-type="float" office:value="80117.7822464809">
            <text:p>80117.78</text:p>
          </table:table-cell>
          <table:table-cell table:formula="of:=[.$E$6]*[.F25]+[.$E$7]*[.E25]+[.$E$8]*[.D25]" office:value-type="float" office:value="80686.8839413961">
            <text:p>80686.88</text:p>
          </table:table-cell>
          <table:table-cell office:value-type="float" office:value="8092.51586906612">
            <text:p>8092.52</text:p>
          </table:table-cell>
          <table:table-cell table:formula="of:=[.G25]+[.H25]" office:value-type="float" office:value="88779.3998104623">
            <text:p>88779.40</text:p>
          </table:table-cell>
          <table:table-cell table:formula="of:=[.D25]*[.$G$8]+[.E25]*[.$G$7]+[.F25]*[.$G$6]" office:value-type="float" office:value="87423.3089026142">
            <text:p>87423.3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table:formula="of:=[.E25]+900/59" office:value-type="float" office:value="298.305084745763">
            <text:p>298.31</text:p>
          </table:table-cell>
          <table:table-cell table:formula="of:=[.E26]*[.E26]" office:value-type="float" office:value="88985.9235851766">
            <text:p>88985.92</text:p>
          </table:table-cell>
          <table:table-cell table:formula="of:=[.$E$6]*[.F26]+[.$E$7]*[.E26]+[.$E$8]*[.D26]" office:value-type="float" office:value="89585.5337546682">
            <text:p>89585.53</text:p>
          </table:table-cell>
          <table:table-cell office:value-type="float" office:value="25589.7775059566">
            <text:p>25589.78</text:p>
          </table:table-cell>
          <table:table-cell table:formula="of:=[.G26]+[.H26]" office:value-type="float" office:value="115175.311260625">
            <text:p>115175.31</text:p>
          </table:table-cell>
          <table:table-cell table:formula="of:=[.D26]*[.$G$8]+[.E26]*[.$G$7]+[.F26]*[.$G$6]" office:value-type="float" office:value="96109.8326975007">
            <text:p>96109.8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table:formula="of:=[.E26]+900/59" office:value-type="float" office:value="313.559322033898">
            <text:p>313.56</text:p>
          </table:table-cell>
          <table:table-cell table:formula="of:=[.E27]*[.E27]" office:value-type="float" office:value="98319.4484343579">
            <text:p>98319.45</text:p>
          </table:table-cell>
          <table:table-cell table:formula="of:=[.$E$6]*[.F27]+[.$E$7]*[.E27]+[.$E$8]*[.D27]" office:value-type="float" office:value="98949.5670784257">
            <text:p>98949.57</text:p>
          </table:table-cell>
          <table:table-cell office:value-type="float" office:value="-16211.9647720829">
            <text:p>-16211.96</text:p>
          </table:table-cell>
          <table:table-cell table:formula="of:=[.G27]+[.H27]" office:value-type="float" office:value="82737.6023063428">
            <text:p>82737.60</text:p>
          </table:table-cell>
          <table:table-cell table:formula="of:=[.D27]*[.$G$8]+[.E27]*[.$G$7]+[.F27]*[.$G$6]" office:value-type="float" office:value="105262.72196208">
            <text:p>105262.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[.E27]+900/59" office:value-type="float" office:value="328.813559322034">
            <text:p>328.81</text:p>
          </table:table-cell>
          <table:table-cell table:formula="of:=[.E28]*[.E28]" office:value-type="float" office:value="108118.356794025">
            <text:p>108118.36</text:p>
          </table:table-cell>
          <table:table-cell table:formula="of:=[.$E$6]*[.F28]+[.$E$7]*[.E28]+[.$E$8]*[.D28]" office:value-type="float" office:value="108778.983912669">
            <text:p>108778.98</text:p>
          </table:table-cell>
          <table:table-cell office:value-type="float" office:value="-14036.5588478744">
            <text:p>-14036.56</text:p>
          </table:table-cell>
          <table:table-cell table:formula="of:=[.G28]+[.H28]" office:value-type="float" office:value="94742.4250647943">
            <text:p>94742.43</text:p>
          </table:table-cell>
          <table:table-cell table:formula="of:=[.D28]*[.$G$8]+[.E28]*[.$G$7]+[.F28]*[.$G$6]" office:value-type="float" office:value="114881.976696352">
            <text:p>114881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formula="of:=[.E28]+900/59" office:value-type="float" office:value="344.067796610169">
            <text:p>344.07</text:p>
          </table:table-cell>
          <table:table-cell table:formula="of:=[.E29]*[.E29]" office:value-type="float" office:value="118382.648664177">
            <text:p>118382.65</text:p>
          </table:table-cell>
          <table:table-cell table:formula="of:=[.$E$6]*[.F29]+[.$E$7]*[.E29]+[.$E$8]*[.D29]" office:value-type="float" office:value="119073.784257397">
            <text:p>119073.78</text:p>
          </table:table-cell>
          <table:table-cell office:value-type="float" office:value="14176.2287123129">
            <text:p>14176.23</text:p>
          </table:table-cell>
          <table:table-cell table:formula="of:=[.G29]+[.H29]" office:value-type="float" office:value="133250.01296971">
            <text:p>133250.01</text:p>
          </table:table-cell>
          <table:table-cell table:formula="of:=[.D29]*[.$G$8]+[.E29]*[.$G$7]+[.F29]*[.$G$6]" office:value-type="float" office:value="124967.596900316">
            <text:p>124967.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table:formula="of:=[.E29]+900/59" office:value-type="float" office:value="359.322033898305">
            <text:p>359.32</text:p>
          </table:table-cell>
          <table:table-cell table:formula="of:=[.E30]*[.E30]" office:value-type="float" office:value="129112.324044815">
            <text:p>129112.32</text:p>
          </table:table-cell>
          <table:table-cell table:formula="of:=[.$E$6]*[.F30]+[.$E$7]*[.E30]+[.$E$8]*[.D30]" office:value-type="float" office:value="129833.968112611">
            <text:p>129833.97</text:p>
          </table:table-cell>
          <table:table-cell office:value-type="float" office:value="-5052.89700813592">
            <text:p>-5052.90</text:p>
          </table:table-cell>
          <table:table-cell table:formula="of:=[.G30]+[.H30]" office:value-type="float" office:value="124781.071104475">
            <text:p>124781.07</text:p>
          </table:table-cell>
          <table:table-cell table:formula="of:=[.D30]*[.$G$8]+[.E30]*[.$G$7]+[.F30]*[.$G$6]" office:value-type="float" office:value="135519.582573973">
            <text:p>135519.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table:formula="of:=[.E30]+900/59" office:value-type="float" office:value="374.576271186441">
            <text:p>374.58</text:p>
          </table:table-cell>
          <table:table-cell table:formula="of:=[.E31]*[.E31]" office:value-type="float" office:value="140307.382935938">
            <text:p>140307.38</text:p>
          </table:table-cell>
          <table:table-cell table:formula="of:=[.$E$6]*[.F31]+[.$E$7]*[.E31]+[.$E$8]*[.D31]" office:value-type="float" office:value="141059.535478311">
            <text:p>141059.54</text:p>
          </table:table-cell>
          <table:table-cell office:value-type="float" office:value="44968.1842001155">
            <text:p>44968.18</text:p>
          </table:table-cell>
          <table:table-cell table:formula="of:=[.G31]+[.H31]" office:value-type="float" office:value="186027.719678426">
            <text:p>186027.72</text:p>
          </table:table-cell>
          <table:table-cell table:formula="of:=[.D31]*[.$G$8]+[.E31]*[.$G$7]+[.F31]*[.$G$6]" office:value-type="float" office:value="146537.933717323">
            <text:p>146537.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table:formula="of:=[.E31]+900/59" office:value-type="float" office:value="389.830508474576">
            <text:p>389.83</text:p>
          </table:table-cell>
          <table:table-cell table:formula="of:=[.E32]*[.E32]" office:value-type="float" office:value="151967.825337547">
            <text:p>151967.83</text:p>
          </table:table-cell>
          <table:table-cell table:formula="of:=[.$E$6]*[.F32]+[.$E$7]*[.E32]+[.$E$8]*[.D32]" office:value-type="float" office:value="152750.486354496">
            <text:p>152750.49</text:p>
          </table:table-cell>
          <table:table-cell office:value-type="float" office:value="-47732.6124440879">
            <text:p>-47732.61</text:p>
          </table:table-cell>
          <table:table-cell table:formula="of:=[.G32]+[.H32]" office:value-type="float" office:value="105017.873910408">
            <text:p>105017.87</text:p>
          </table:table-cell>
          <table:table-cell table:formula="of:=[.D32]*[.$G$8]+[.E32]*[.$G$7]+[.F32]*[.$G$6]" office:value-type="float" office:value="158022.650330365">
            <text:p>158022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formula="of:=[.E32]+900/59" office:value-type="float" office:value="405.084745762712">
            <text:p>405.08</text:p>
          </table:table-cell>
          <table:table-cell table:formula="of:=[.E33]*[.E33]" office:value-type="float" office:value="164093.651249641">
            <text:p>164093.65</text:p>
          </table:table-cell>
          <table:table-cell table:formula="of:=[.$E$6]*[.F33]+[.$E$7]*[.E33]+[.$E$8]*[.D33]" office:value-type="float" office:value="164906.820741166">
            <text:p>164906.82</text:p>
          </table:table-cell>
          <table:table-cell office:value-type="float" office:value="42814.4596982747">
            <text:p>42814.46</text:p>
          </table:table-cell>
          <table:table-cell table:formula="of:=[.G33]+[.H33]" office:value-type="float" office:value="207721.280439441">
            <text:p>207721.28</text:p>
          </table:table-cell>
          <table:table-cell table:formula="of:=[.D33]*[.$G$8]+[.E33]*[.$G$7]+[.F33]*[.$G$6]" office:value-type="float" office:value="169973.7324131">
            <text:p>169973.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table:formula="of:=[.E33]+900/59" office:value-type="float" office:value="420.338983050847">
            <text:p>420.34</text:p>
          </table:table-cell>
          <table:table-cell table:formula="of:=[.E34]*[.E34]" office:value-type="float" office:value="176684.860672221">
            <text:p>176684.86</text:p>
          </table:table-cell>
          <table:table-cell table:formula="of:=[.$E$6]*[.F34]+[.$E$7]*[.E34]+[.$E$8]*[.D34]" office:value-type="float" office:value="177528.538638322">
            <text:p>177528.54</text:p>
          </table:table-cell>
          <table:table-cell office:value-type="float" office:value="44308.6745683104">
            <text:p>44308.67</text:p>
          </table:table-cell>
          <table:table-cell table:formula="of:=[.G34]+[.H34]" office:value-type="float" office:value="221837.213206633">
            <text:p>221837.21</text:p>
          </table:table-cell>
          <table:table-cell table:formula="of:=[.D34]*[.$G$8]+[.E34]*[.$G$7]+[.F34]*[.$G$6]" office:value-type="float" office:value="182391.179965527">
            <text:p>182391.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table:formula="of:=[.E34]+900/59" office:value-type="float" office:value="435.593220338983">
            <text:p>435.59</text:p>
          </table:table-cell>
          <table:table-cell table:formula="of:=[.E35]*[.E35]" office:value-type="float" office:value="189741.453605286">
            <text:p>189741.45</text:p>
          </table:table-cell>
          <table:table-cell table:formula="of:=[.$E$6]*[.F35]+[.$E$7]*[.E35]+[.$E$8]*[.D35]" office:value-type="float" office:value="190615.640045964">
            <text:p>190615.64</text:p>
          </table:table-cell>
          <table:table-cell office:value-type="float" office:value="18172.6667564362">
            <text:p>18172.67</text:p>
          </table:table-cell>
          <table:table-cell table:formula="of:=[.G35]+[.H35]" office:value-type="float" office:value="208788.3068024">
            <text:p>208788.31</text:p>
          </table:table-cell>
          <table:table-cell table:formula="of:=[.D35]*[.$G$8]+[.E35]*[.$G$7]+[.F35]*[.$G$6]" office:value-type="float" office:value="195274.992987647">
            <text:p>195274.9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E35]+900/59" office:value-type="float" office:value="450.847457627119">
            <text:p>450.85</text:p>
          </table:table-cell>
          <table:table-cell table:formula="of:=[.E36]*[.E36]" office:value-type="float" office:value="203263.430048836">
            <text:p>203263.43</text:p>
          </table:table-cell>
          <table:table-cell table:formula="of:=[.$E$6]*[.F36]+[.$E$7]*[.E36]+[.$E$8]*[.D36]" office:value-type="float" office:value="204168.124964091">
            <text:p>204168.12</text:p>
          </table:table-cell>
          <table:table-cell office:value-type="float" office:value="23779.926635325">
            <text:p>23779.93</text:p>
          </table:table-cell>
          <table:table-cell table:formula="of:=[.G36]+[.H36]" office:value-type="float" office:value="227948.051599416">
            <text:p>227948.05</text:p>
          </table:table-cell>
          <table:table-cell table:formula="of:=[.D36]*[.$G$8]+[.E36]*[.$G$7]+[.F36]*[.$G$6]" office:value-type="float" office:value="208625.17147946">
            <text:p>208625.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[.E36]+900/59" office:value-type="float" office:value="466.101694915254">
            <text:p>466.10</text:p>
          </table:table-cell>
          <table:table-cell table:formula="of:=[.E37]*[.E37]" office:value-type="float" office:value="217250.790002873">
            <text:p>217250.79</text:p>
          </table:table-cell>
          <table:table-cell table:formula="of:=[.$E$6]*[.F37]+[.$E$7]*[.E37]+[.$E$8]*[.D37]" office:value-type="float" office:value="218185.993392703">
            <text:p>218185.99</text:p>
          </table:table-cell>
          <table:table-cell office:value-type="float" office:value="1172.68809117377">
            <text:p>1172.69</text:p>
          </table:table-cell>
          <table:table-cell table:formula="of:=[.G37]+[.H37]" office:value-type="float" office:value="219358.681483877">
            <text:p>219358.68</text:p>
          </table:table-cell>
          <table:table-cell table:formula="of:=[.D37]*[.$G$8]+[.E37]*[.$G$7]+[.F37]*[.$G$6]" office:value-type="float" office:value="222441.715440965">
            <text:p>222441.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formula="of:=[.E37]+900/59" office:value-type="float" office:value="481.35593220339">
            <text:p>481.36</text:p>
          </table:table-cell>
          <table:table-cell table:formula="of:=[.E38]*[.E38]" office:value-type="float" office:value="231703.533467394">
            <text:p>231703.53</text:p>
          </table:table-cell>
          <table:table-cell table:formula="of:=[.$E$6]*[.F38]+[.$E$7]*[.E38]+[.$E$8]*[.D38]" office:value-type="float" office:value="232669.245331801">
            <text:p>232669.25</text:p>
          </table:table-cell>
          <table:table-cell office:value-type="float" office:value="-8472.69664518535">
            <text:p>-8472.70</text:p>
          </table:table-cell>
          <table:table-cell table:formula="of:=[.G38]+[.H38]" office:value-type="float" office:value="224196.548686616">
            <text:p>224196.55</text:p>
          </table:table-cell>
          <table:table-cell table:formula="of:=[.D38]*[.$G$8]+[.E38]*[.$G$7]+[.F38]*[.$G$6]" office:value-type="float" office:value="236724.624872163">
            <text:p>236724.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formula="of:=[.E38]+900/59" office:value-type="float" office:value="496.610169491525">
            <text:p>496.61</text:p>
          </table:table-cell>
          <table:table-cell table:formula="of:=[.E39]*[.E39]" office:value-type="float" office:value="246621.660442401">
            <text:p>246621.66</text:p>
          </table:table-cell>
          <table:table-cell table:formula="of:=[.$E$6]*[.F39]+[.$E$7]*[.E39]+[.$E$8]*[.D39]" office:value-type="float" office:value="247617.880781385">
            <text:p>247617.88</text:p>
          </table:table-cell>
          <table:table-cell office:value-type="float" office:value="45931.9200599566">
            <text:p>45931.92</text:p>
          </table:table-cell>
          <table:table-cell table:formula="of:=[.G39]+[.H39]" office:value-type="float" office:value="293549.800841341">
            <text:p>293549.80</text:p>
          </table:table-cell>
          <table:table-cell table:formula="of:=[.D39]*[.$G$8]+[.E39]*[.$G$7]+[.F39]*[.$G$6]" office:value-type="float" office:value="251473.899773054">
            <text:p>251473.9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formula="of:=[.E39]+900/59" office:value-type="float" office:value="511.864406779661">
            <text:p>511.86</text:p>
          </table:table-cell>
          <table:table-cell table:formula="of:=[.E40]*[.E40]" office:value-type="float" office:value="262005.170927894">
            <text:p>262005.17</text:p>
          </table:table-cell>
          <table:table-cell table:formula="of:=[.$E$6]*[.F40]+[.$E$7]*[.E40]+[.$E$8]*[.D40]" office:value-type="float" office:value="263031.899741453">
            <text:p>263031.90</text:p>
          </table:table-cell>
          <table:table-cell office:value-type="float" office:value="4314.57760278136">
            <text:p>4314.58</text:p>
          </table:table-cell>
          <table:table-cell table:formula="of:=[.G40]+[.H40]" office:value-type="float" office:value="267346.477344235">
            <text:p>267346.48</text:p>
          </table:table-cell>
          <table:table-cell table:formula="of:=[.D40]*[.$G$8]+[.E40]*[.$G$7]+[.F40]*[.$G$6]" office:value-type="float" office:value="266689.540143637">
            <text:p>266689.5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table:formula="of:=[.E40]+900/59" office:value-type="float" office:value="527.118644067796">
            <text:p>527.12</text:p>
          </table:table-cell>
          <table:table-cell table:formula="of:=[.E41]*[.E41]" office:value-type="float" office:value="277854.064923872">
            <text:p>277854.06</text:p>
          </table:table-cell>
          <table:table-cell table:formula="of:=[.$E$6]*[.F41]+[.$E$7]*[.E41]+[.$E$8]*[.D41]" office:value-type="float" office:value="278911.302212008">
            <text:p>278911.30</text:p>
          </table:table-cell>
          <table:table-cell office:value-type="float" office:value="38597.4341537803">
            <text:p>38597.43</text:p>
          </table:table-cell>
          <table:table-cell table:formula="of:=[.G41]+[.H41]" office:value-type="float" office:value="317508.736365788">
            <text:p>317508.74</text:p>
          </table:table-cell>
          <table:table-cell table:formula="of:=[.D41]*[.$G$8]+[.E41]*[.$G$7]+[.F41]*[.$G$6]" office:value-type="float" office:value="282371.545983913">
            <text:p>282371.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table:formula="of:=[.E41]+900/59" office:value-type="float" office:value="542.372881355932">
            <text:p>542.37</text:p>
          </table:table-cell>
          <table:table-cell table:formula="of:=[.E42]*[.E42]" office:value-type="float" office:value="294168.342430336">
            <text:p>294168.34</text:p>
          </table:table-cell>
          <table:table-cell table:formula="of:=[.$E$6]*[.F42]+[.$E$7]*[.E42]+[.$E$8]*[.D42]" office:value-type="float" office:value="295256.088193048">
            <text:p>295256.09</text:p>
          </table:table-cell>
          <table:table-cell office:value-type="float" office:value="-34548.5509140417">
            <text:p>-34548.55</text:p>
          </table:table-cell>
          <table:table-cell table:formula="of:=[.G42]+[.H42]" office:value-type="float" office:value="260707.537279006">
            <text:p>260707.54</text:p>
          </table:table-cell>
          <table:table-cell table:formula="of:=[.D42]*[.$G$8]+[.E42]*[.$G$7]+[.F42]*[.$G$6]" office:value-type="float" office:value="298519.917293881">
            <text:p>298519.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table:formula="of:=[.E42]+900/59" office:value-type="float" office:value="557.627118644068">
            <text:p>557.63</text:p>
          </table:table-cell>
          <table:table-cell table:formula="of:=[.E43]*[.E43]" office:value-type="float" office:value="310948.003447285">
            <text:p>310948.00</text:p>
          </table:table-cell>
          <table:table-cell table:formula="of:=[.$E$6]*[.F43]+[.$E$7]*[.E43]+[.$E$8]*[.D43]" office:value-type="float" office:value="312066.257684573">
            <text:p>312066.26</text:p>
          </table:table-cell>
          <table:table-cell office:value-type="float" office:value="-38257.6728705317">
            <text:p>-38257.67</text:p>
          </table:table-cell>
          <table:table-cell table:formula="of:=[.G43]+[.H43]" office:value-type="float" office:value="273808.584814042">
            <text:p>273808.58</text:p>
          </table:table-cell>
          <table:table-cell table:formula="of:=[.D43]*[.$G$8]+[.E43]*[.$G$7]+[.F43]*[.$G$6]" office:value-type="float" office:value="315134.654073542">
            <text:p>315134.6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table:formula="of:=[.E43]+900/59" office:value-type="float" office:value="572.881355932203">
            <text:p>572.88</text:p>
          </table:table-cell>
          <table:table-cell table:formula="of:=[.E44]*[.E44]" office:value-type="float" office:value="328193.04797472">
            <text:p>328193.05</text:p>
          </table:table-cell>
          <table:table-cell table:formula="of:=[.$E$6]*[.F44]+[.$E$7]*[.E44]+[.$E$8]*[.D44]" office:value-type="float" office:value="329341.810686584">
            <text:p>329341.81</text:p>
          </table:table-cell>
          <table:table-cell office:value-type="float" office:value="-17923.0059264228">
            <text:p>-17923.01</text:p>
          </table:table-cell>
          <table:table-cell table:formula="of:=[.G44]+[.H44]" office:value-type="float" office:value="311418.804760162">
            <text:p>311418.80</text:p>
          </table:table-cell>
          <table:table-cell table:formula="of:=[.D44]*[.$G$8]+[.E44]*[.$G$7]+[.F44]*[.$G$6]" office:value-type="float" office:value="332215.756322896">
            <text:p>332215.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formula="of:=[.E44]+900/59" office:value-type="float" office:value="588.135593220339">
            <text:p>588.14</text:p>
          </table:table-cell>
          <table:table-cell table:formula="of:=[.E45]*[.E45]" office:value-type="float" office:value="345903.47601264">
            <text:p>345903.48</text:p>
          </table:table-cell>
          <table:table-cell table:formula="of:=[.$E$6]*[.F45]+[.$E$7]*[.E45]+[.$E$8]*[.D45]" office:value-type="float" office:value="347082.747199081">
            <text:p>347082.75</text:p>
          </table:table-cell>
          <table:table-cell office:value-type="float" office:value="27578.7480641156">
            <text:p>27578.75</text:p>
          </table:table-cell>
          <table:table-cell table:formula="of:=[.G45]+[.H45]" office:value-type="float" office:value="374661.495263196">
            <text:p>374661.50</text:p>
          </table:table-cell>
          <table:table-cell table:formula="of:=[.D45]*[.$G$8]+[.E45]*[.$G$7]+[.F45]*[.$G$6]" office:value-type="float" office:value="349763.224041942">
            <text:p>349763.2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table:formula="of:=[.E45]+900/59" office:value-type="float" office:value="603.389830508475">
            <text:p>603.39</text:p>
          </table:table-cell>
          <table:table-cell table:formula="of:=[.E46]*[.E46]" office:value-type="float" office:value="364079.287561046">
            <text:p>364079.29</text:p>
          </table:table-cell>
          <table:table-cell table:formula="of:=[.$E$6]*[.F46]+[.$E$7]*[.E46]+[.$E$8]*[.D46]" office:value-type="float" office:value="365289.067222063">
            <text:p>365289.07</text:p>
          </table:table-cell>
          <table:table-cell office:value-type="float" office:value="-30234.8614437506">
            <text:p>-30234.86</text:p>
          </table:table-cell>
          <table:table-cell table:formula="of:=[.G46]+[.H46]" office:value-type="float" office:value="335054.205778312">
            <text:p>335054.21</text:p>
          </table:table-cell>
          <table:table-cell table:formula="of:=[.D46]*[.$G$8]+[.E46]*[.$G$7]+[.F46]*[.$G$6]" office:value-type="float" office:value="367777.057230681">
            <text:p>367777.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table:formula="of:=[.E46]+900/59" office:value-type="float" office:value="618.64406779661">
            <text:p>618.64</text:p>
          </table:table-cell>
          <table:table-cell table:formula="of:=[.E47]*[.E47]" office:value-type="float" office:value="382720.482619937">
            <text:p>382720.48</text:p>
          </table:table-cell>
          <table:table-cell table:formula="of:=[.$E$6]*[.F47]+[.$E$7]*[.E47]+[.$E$8]*[.D47]" office:value-type="float" office:value="383960.77075553">
            <text:p>383960.77</text:p>
          </table:table-cell>
          <table:table-cell office:value-type="float" office:value="8876.82361062616">
            <text:p>8876.82</text:p>
          </table:table-cell>
          <table:table-cell table:formula="of:=[.G47]+[.H47]" office:value-type="float" office:value="392837.594366156">
            <text:p>392837.59</text:p>
          </table:table-cell>
          <table:table-cell table:formula="of:=[.D47]*[.$G$8]+[.E47]*[.$G$7]+[.F47]*[.$G$6]" office:value-type="float" office:value="386257.255889113">
            <text:p>386257.2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formula="of:=[.E47]+900/59" office:value-type="float" office:value="633.898305084746">
            <text:p>633.90</text:p>
          </table:table-cell>
          <table:table-cell table:formula="of:=[.E48]*[.E48]" office:value-type="float" office:value="401827.061189314">
            <text:p>401827.06</text:p>
          </table:table-cell>
          <table:table-cell table:formula="of:=[.$E$6]*[.F48]+[.$E$7]*[.E48]+[.$E$8]*[.D48]" office:value-type="float" office:value="403097.857799483">
            <text:p>403097.86</text:p>
          </table:table-cell>
          <table:table-cell office:value-type="float" office:value="3974.05184339732">
            <text:p>3974.05</text:p>
          </table:table-cell>
          <table:table-cell table:formula="of:=[.G48]+[.H48]" office:value-type="float" office:value="407071.909642881">
            <text:p>407071.91</text:p>
          </table:table-cell>
          <table:table-cell table:formula="of:=[.D48]*[.$G$8]+[.E48]*[.$G$7]+[.F48]*[.$G$6]" office:value-type="float" office:value="405203.820017237">
            <text:p>405203.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table:formula="of:=[.E48]+900/59" office:value-type="float" office:value="649.152542372882">
            <text:p>649.15</text:p>
          </table:table-cell>
          <table:table-cell table:formula="of:=[.E49]*[.E49]" office:value-type="float" office:value="421399.023269176">
            <text:p>421399.02</text:p>
          </table:table-cell>
          <table:table-cell table:formula="of:=[.$E$6]*[.F49]+[.$E$7]*[.E49]+[.$E$8]*[.D49]" office:value-type="float" office:value="422700.328353922">
            <text:p>422700.33</text:p>
          </table:table-cell>
          <table:table-cell office:value-type="float" office:value="-42938.7391312048">
            <text:p>-42938.74</text:p>
          </table:table-cell>
          <table:table-cell table:formula="of:=[.G49]+[.H49]" office:value-type="float" office:value="379761.589222717">
            <text:p>379761.59</text:p>
          </table:table-cell>
          <table:table-cell table:formula="of:=[.D49]*[.$G$8]+[.E49]*[.$G$7]+[.F49]*[.$G$6]" office:value-type="float" office:value="424616.749615054">
            <text:p>424616.7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table:formula="of:=[.E49]+900/59" office:value-type="float" office:value="664.406779661017">
            <text:p>664.41</text:p>
          </table:table-cell>
          <table:table-cell table:formula="of:=[.E50]*[.E50]" office:value-type="float" office:value="441436.368859524">
            <text:p>441436.37</text:p>
          </table:table-cell>
          <table:table-cell table:formula="of:=[.$E$6]*[.F50]+[.$E$7]*[.E50]+[.$E$8]*[.D50]" office:value-type="float" office:value="442768.182418846">
            <text:p>442768.18</text:p>
          </table:table-cell>
          <table:table-cell office:value-type="float" office:value="33212.4998560175">
            <text:p>33212.50</text:p>
          </table:table-cell>
          <table:table-cell table:formula="of:=[.G50]+[.H50]" office:value-type="float" office:value="475980.682274863">
            <text:p>475980.68</text:p>
          </table:table-cell>
          <table:table-cell table:formula="of:=[.D50]*[.$G$8]+[.E50]*[.$G$7]+[.F50]*[.$G$6]" office:value-type="float" office:value="444496.044682563">
            <text:p>444496.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E50]+900/59" office:value-type="float" office:value="679.661016949153">
            <text:p>679.66</text:p>
          </table:table-cell>
          <table:table-cell table:formula="of:=[.E51]*[.E51]" office:value-type="float" office:value="461939.097960357">
            <text:p>461939.10</text:p>
          </table:table-cell>
          <table:table-cell table:formula="of:=[.$E$6]*[.F51]+[.$E$7]*[.E51]+[.$E$8]*[.D51]" office:value-type="float" office:value="463301.419994255">
            <text:p>463301.42</text:p>
          </table:table-cell>
          <table:table-cell office:value-type="float" office:value="45340.2337385342">
            <text:p>45340.23</text:p>
          </table:table-cell>
          <table:table-cell table:formula="of:=[.G51]+[.H51]" office:value-type="float" office:value="508641.653732789">
            <text:p>508641.65</text:p>
          </table:table-cell>
          <table:table-cell table:formula="of:=[.D51]*[.$G$8]+[.E51]*[.$G$7]+[.F51]*[.$G$6]" office:value-type="float" office:value="464841.705219765">
            <text:p>464841.71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table:formula="of:=[.E51]+900/59" office:value-type="float" office:value="694.915254237289">
            <text:p>694.92</text:p>
          </table:table-cell>
          <table:table-cell table:formula="of:=[.E52]*[.E52]" office:value-type="float" office:value="482907.210571675">
            <text:p>482907.21</text:p>
          </table:table-cell>
          <table:table-cell table:formula="of:=[.$E$6]*[.F52]+[.$E$7]*[.E52]+[.$E$8]*[.D52]" office:value-type="float" office:value="484300.04108015">
            <text:p>484300.04</text:p>
          </table:table-cell>
          <table:table-cell office:value-type="float" office:value="-2577.82931439579">
            <text:p>-2577.83</text:p>
          </table:table-cell>
          <table:table-cell table:formula="of:=[.G52]+[.H52]" office:value-type="float" office:value="481722.211765754">
            <text:p>481722.21</text:p>
          </table:table-cell>
          <table:table-cell table:formula="of:=[.D52]*[.$G$8]+[.E52]*[.$G$7]+[.F52]*[.$G$6]" office:value-type="float" office:value="485653.73122666">
            <text:p>485653.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table:formula="of:=[.E52]+900/59" office:value-type="float" office:value="710.169491525424">
            <text:p>710.17</text:p>
          </table:table-cell>
          <table:table-cell table:formula="of:=[.E53]*[.E53]" office:value-type="float" office:value="504340.70669348">
            <text:p>504340.71</text:p>
          </table:table-cell>
          <table:table-cell table:formula="of:=[.$E$6]*[.F53]+[.$E$7]*[.E53]+[.$E$8]*[.D53]" office:value-type="float" office:value="505764.04567653">
            <text:p>505764.05</text:p>
          </table:table-cell>
          <table:table-cell office:value-type="float" office:value="-20159.2102879658">
            <text:p>-20159.21</text:p>
          </table:table-cell>
          <table:table-cell table:formula="of:=[.G53]+[.H53]" office:value-type="float" office:value="485604.835388565">
            <text:p>485604.84</text:p>
          </table:table-cell>
          <table:table-cell table:formula="of:=[.D53]*[.$G$8]+[.E53]*[.$G$7]+[.F53]*[.$G$6]" office:value-type="float" office:value="506932.122703247">
            <text:p>506932.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table:formula="of:=[.E53]+900/59" office:value-type="float" office:value="725.42372881356">
            <text:p>725.42</text:p>
          </table:table-cell>
          <table:table-cell table:formula="of:=[.E54]*[.E54]" office:value-type="float" office:value="526239.586325769">
            <text:p>526239.59</text:p>
          </table:table-cell>
          <table:table-cell table:formula="of:=[.$E$6]*[.F54]+[.$E$7]*[.E54]+[.$E$8]*[.D54]" office:value-type="float" office:value="527693.433783396">
            <text:p>527693.43</text:p>
          </table:table-cell>
          <table:table-cell office:value-type="float" office:value="28891.392541118">
            <text:p>28891.39</text:p>
          </table:table-cell>
          <table:table-cell table:formula="of:=[.G54]+[.H54]" office:value-type="float" office:value="556584.826324514">
            <text:p>556584.83</text:p>
          </table:table-cell>
          <table:table-cell table:formula="of:=[.D54]*[.$G$8]+[.E54]*[.$G$7]+[.F54]*[.$G$6]" office:value-type="float" office:value="528676.879649527">
            <text:p>528676.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[.E54]+900/59" office:value-type="float" office:value="740.677966101695">
            <text:p>740.68</text:p>
          </table:table-cell>
          <table:table-cell table:formula="of:=[.E55]*[.E55]" office:value-type="float" office:value="548603.849468544">
            <text:p>548603.85</text:p>
          </table:table-cell>
          <table:table-cell table:formula="of:=[.$E$6]*[.F55]+[.$E$7]*[.E55]+[.$E$8]*[.D55]" office:value-type="float" office:value="550088.205400748">
            <text:p>550088.21</text:p>
          </table:table-cell>
          <table:table-cell office:value-type="float" office:value="6607.62875340879">
            <text:p>6607.63</text:p>
          </table:table-cell>
          <table:table-cell table:formula="of:=[.G55]+[.H55]" office:value-type="float" office:value="556695.834154157">
            <text:p>556695.83</text:p>
          </table:table-cell>
          <table:table-cell table:formula="of:=[.D55]*[.$G$8]+[.E55]*[.$G$7]+[.F55]*[.$G$6]" office:value-type="float" office:value="550888.002065499">
            <text:p>550888.0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formula="of:=[.E55]+900/59" office:value-type="float" office:value="755.932203389831">
            <text:p>755.93</text:p>
          </table:table-cell>
          <table:table-cell table:formula="of:=[.E56]*[.E56]" office:value-type="float" office:value="571433.496121805">
            <text:p>571433.50</text:p>
          </table:table-cell>
          <table:table-cell table:formula="of:=[.$E$6]*[.F56]+[.$E$7]*[.E56]+[.$E$8]*[.D56]" office:value-type="float" office:value="572948.360528585">
            <text:p>572948.36</text:p>
          </table:table-cell>
          <table:table-cell office:value-type="float" office:value="-47368.229017593">
            <text:p>-47368.23</text:p>
          </table:table-cell>
          <table:table-cell table:formula="of:=[.G56]+[.H56]" office:value-type="float" office:value="525580.131510992">
            <text:p>525580.13</text:p>
          </table:table-cell>
          <table:table-cell table:formula="of:=[.D56]*[.$G$8]+[.E56]*[.$G$7]+[.F56]*[.$G$6]" office:value-type="float" office:value="573565.489951164">
            <text:p>573565.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table:formula="of:=[.E56]+900/59" office:value-type="float" office:value="771.186440677967">
            <text:p>771.19</text:p>
          </table:table-cell>
          <table:table-cell table:formula="of:=[.E57]*[.E57]" office:value-type="float" office:value="594728.526285551">
            <text:p>594728.53</text:p>
          </table:table-cell>
          <table:table-cell table:formula="of:=[.$E$6]*[.F57]+[.$E$7]*[.E57]+[.$E$8]*[.D57]" office:value-type="float" office:value="596273.899166907">
            <text:p>596273.90</text:p>
          </table:table-cell>
          <table:table-cell office:value-type="float" office:value="38553.66546195">
            <text:p>38553.67</text:p>
          </table:table-cell>
          <table:table-cell table:formula="of:=[.G57]+[.H57]" office:value-type="float" office:value="634827.564628857">
            <text:p>634827.56</text:p>
          </table:table-cell>
          <table:table-cell table:formula="of:=[.D57]*[.$G$8]+[.E57]*[.$G$7]+[.F57]*[.$G$6]" office:value-type="float" office:value="596709.343306522">
            <text:p>596709.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table:formula="of:=[.E57]+900/59" office:value-type="float" office:value="786.440677966102">
            <text:p>786.44</text:p>
          </table:table-cell>
          <table:table-cell table:formula="of:=[.E58]*[.E58]" office:value-type="float" office:value="618488.939959783">
            <text:p>618488.94</text:p>
          </table:table-cell>
          <table:table-cell table:formula="of:=[.$E$6]*[.F58]+[.$E$7]*[.E58]+[.$E$8]*[.D58]" office:value-type="float" office:value="620064.821315715">
            <text:p>620064.82</text:p>
          </table:table-cell>
          <table:table-cell office:value-type="float" office:value="-15368.3569049463">
            <text:p>-15368.36</text:p>
          </table:table-cell>
          <table:table-cell table:formula="of:=[.G58]+[.H58]" office:value-type="float" office:value="604696.464410769">
            <text:p>604696.46</text:p>
          </table:table-cell>
          <table:table-cell table:formula="of:=[.D58]*[.$G$8]+[.E58]*[.$G$7]+[.F58]*[.$G$6]" office:value-type="float" office:value="620319.562131572">
            <text:p>620319.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office:value-type="float" office:value="1">
            <text:p>1</text:p>
          </table:table-cell>
          <table:table-cell table:formula="of:=[.E58]+900/59" office:value-type="float" office:value="801.694915254238">
            <text:p>801.69</text:p>
          </table:table-cell>
          <table:table-cell table:formula="of:=[.E59]*[.E59]" office:value-type="float" office:value="642714.7371445">
            <text:p>642714.74</text:p>
          </table:table-cell>
          <table:table-cell table:formula="of:=[.$E$6]*[.F59]+[.$E$7]*[.E59]+[.$E$8]*[.D59]" office:value-type="float" office:value="644321.126975008">
            <text:p>644321.13</text:p>
          </table:table-cell>
          <table:table-cell office:value-type="float" office:value="-44823.3648436144">
            <text:p>-44823.36</text:p>
          </table:table-cell>
          <table:table-cell table:formula="of:=[.G59]+[.H59]" office:value-type="float" office:value="599497.762131394">
            <text:p>599497.76</text:p>
          </table:table-cell>
          <table:table-cell table:formula="of:=[.D59]*[.$G$8]+[.E59]*[.$G$7]+[.F59]*[.$G$6]" office:value-type="float" office:value="644396.146426315">
            <text:p>644396.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table:formula="of:=[.E59]+900/59" office:value-type="float" office:value="816.949152542374">
            <text:p>816.95</text:p>
          </table:table-cell>
          <table:table-cell table:formula="of:=[.E60]*[.E60]" office:value-type="float" office:value="667405.917839703">
            <text:p>667405.92</text:p>
          </table:table-cell>
          <table:table-cell table:formula="of:=[.$E$6]*[.F60]+[.$E$7]*[.E60]+[.$E$8]*[.D60]" office:value-type="float" office:value="669042.816144787">
            <text:p>669042.82</text:p>
          </table:table-cell>
          <table:table-cell office:value-type="float" office:value="7727.14603226632">
            <text:p>7727.15</text:p>
          </table:table-cell>
          <table:table-cell table:formula="of:=[.G60]+[.H60]" office:value-type="float" office:value="676769.962177054">
            <text:p>676769.96</text:p>
          </table:table-cell>
          <table:table-cell table:formula="of:=[.D60]*[.$G$8]+[.E60]*[.$G$7]+[.F60]*[.$G$6]" office:value-type="float" office:value="668939.096190751">
            <text:p>668939.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office:value-type="float" office:value="1">
            <text:p>1</text:p>
          </table:table-cell>
          <table:table-cell table:formula="of:=[.E60]+900/59" office:value-type="float" office:value="832.203389830509">
            <text:p>832.20</text:p>
          </table:table-cell>
          <table:table-cell table:formula="of:=[.E61]*[.E61]" office:value-type="float" office:value="692562.482045391">
            <text:p>692562.48</text:p>
          </table:table-cell>
          <table:table-cell table:formula="of:=[.$E$6]*[.F61]+[.$E$7]*[.E61]+[.$E$8]*[.D61]" office:value-type="float" office:value="694229.888825052">
            <text:p>694229.89</text:p>
          </table:table-cell>
          <table:table-cell office:value-type="float" office:value="-1696.20495289564">
            <text:p>-1696.20</text:p>
          </table:table-cell>
          <table:table-cell table:formula="of:=[.G61]+[.H61]" office:value-type="float" office:value="692533.683872156">
            <text:p>692533.68</text:p>
          </table:table-cell>
          <table:table-cell table:formula="of:=[.D61]*[.$G$8]+[.E61]*[.$G$7]+[.F61]*[.$G$6]" office:value-type="float" office:value="693948.411424879">
            <text:p>693948.41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formula="of:=[.E61]+900/59" office:value-type="float" office:value="847.457627118645">
            <text:p>847.46</text:p>
          </table:table-cell>
          <table:table-cell table:formula="of:=[.E62]*[.E62]" office:value-type="float" office:value="718184.429761564">
            <text:p>718184.43</text:p>
          </table:table-cell>
          <table:table-cell table:formula="of:=[.$E$6]*[.F62]+[.$E$7]*[.E62]+[.$E$8]*[.D62]" office:value-type="float" office:value="719882.345015802">
            <text:p>719882.35</text:p>
          </table:table-cell>
          <table:table-cell office:value-type="float" office:value="-1954.41984105855">
            <text:p>-1954.42</text:p>
          </table:table-cell>
          <table:table-cell table:formula="of:=[.G62]+[.H62]" office:value-type="float" office:value="717927.925174743">
            <text:p>717927.93</text:p>
          </table:table-cell>
          <table:table-cell table:formula="of:=[.D62]*[.$G$8]+[.E62]*[.$G$7]+[.F62]*[.$G$6]" office:value-type="float" office:value="719424.0921287">
            <text:p>719424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table:formula="of:=[.E62]+900/59" office:value-type="float" office:value="862.711864406781">
            <text:p>862.71</text:p>
          </table:table-cell>
          <table:table-cell table:formula="of:=[.E63]*[.E63]" office:value-type="float" office:value="744271.760988223">
            <text:p>744271.76</text:p>
          </table:table-cell>
          <table:table-cell table:formula="of:=[.$E$6]*[.F63]+[.$E$7]*[.E63]+[.$E$8]*[.D63]" office:value-type="float" office:value="746000.184717037">
            <text:p>746000.18</text:p>
          </table:table-cell>
          <table:table-cell office:value-type="float" office:value="-8483.99114329368">
            <text:p>-8483.99</text:p>
          </table:table-cell>
          <table:table-cell table:formula="of:=[.G63]+[.H63]" office:value-type="float" office:value="737516.193573743">
            <text:p>737516.19</text:p>
          </table:table-cell>
          <table:table-cell table:formula="of:=[.D63]*[.$G$8]+[.E63]*[.$G$7]+[.F63]*[.$G$6]" office:value-type="float" office:value="745366.138302214">
            <text:p>745366.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table:formula="of:=[.E63]+900/59" office:value-type="float" office:value="877.966101694916">
            <text:p>877.97</text:p>
          </table:table-cell>
          <table:table-cell table:formula="of:=[.E64]*[.E64]" office:value-type="float" office:value="770824.475725368">
            <text:p>770824.48</text:p>
          </table:table-cell>
          <table:table-cell table:formula="of:=[.$E$6]*[.F64]+[.$E$7]*[.E64]+[.$E$8]*[.D64]" office:value-type="float" office:value="772583.407928758">
            <text:p>772583.41</text:p>
          </table:table-cell>
          <table:table-cell office:value-type="float" office:value="44861.9649978355">
            <text:p>44861.96</text:p>
          </table:table-cell>
          <table:table-cell table:formula="of:=[.G64]+[.H64]" office:value-type="float" office:value="817445.372926593">
            <text:p>817445.37</text:p>
          </table:table-cell>
          <table:table-cell table:formula="of:=[.D64]*[.$G$8]+[.E64]*[.$G$7]+[.F64]*[.$G$6]" office:value-type="float" office:value="771774.54994542">
            <text:p>771774.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office:value-type="float" office:value="1">
            <text:p>1</text:p>
          </table:table-cell>
          <table:table-cell table:formula="of:=[.E64]+900/59" office:value-type="float" office:value="893.220338983052">
            <text:p>893.22</text:p>
          </table:table-cell>
          <table:table-cell table:formula="of:=[.E65]*[.E65]" office:value-type="float" office:value="797842.573972998">
            <text:p>797842.57</text:p>
          </table:table-cell>
          <table:table-cell table:formula="of:=[.$E$6]*[.F65]+[.$E$7]*[.E65]+[.$E$8]*[.D65]" office:value-type="float" office:value="799632.014650964">
            <text:p>799632.01</text:p>
          </table:table-cell>
          <table:table-cell office:value-type="float" office:value="-41334.3035150319">
            <text:p>-41334.30</text:p>
          </table:table-cell>
          <table:table-cell table:formula="of:=[.G65]+[.H65]" office:value-type="float" office:value="758297.711135932">
            <text:p>758297.71</text:p>
          </table:table-cell>
          <table:table-cell table:formula="of:=[.D65]*[.$G$8]+[.E65]*[.$G$7]+[.F65]*[.$G$6]" office:value-type="float" office:value="798649.327058318">
            <text:p>798649.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table:formula="of:=[.E65]+900/59" office:value-type="float" office:value="908.474576271188">
            <text:p>908.47</text:p>
          </table:table-cell>
          <table:table-cell table:formula="of:=[.E66]*[.E66]" office:value-type="float" office:value="825326.055731114">
            <text:p>825326.06</text:p>
          </table:table-cell>
          <table:table-cell table:formula="of:=[.$E$6]*[.F66]+[.$E$7]*[.E66]+[.$E$8]*[.D66]" office:value-type="float" office:value="827146.004883656">
            <text:p>827146.00</text:p>
          </table:table-cell>
          <table:table-cell office:value-type="float" office:value="-4725.50881095231">
            <text:p>-4725.51</text:p>
          </table:table-cell>
          <table:table-cell table:formula="of:=[.G66]+[.H66]" office:value-type="float" office:value="822420.496072704">
            <text:p>822420.50</text:p>
          </table:table-cell>
          <table:table-cell table:formula="of:=[.D66]*[.$G$8]+[.E66]*[.$G$7]+[.F66]*[.$G$6]" office:value-type="float" office:value="825990.46964091">
            <text:p>825990.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formula="of:=[.E66]+900/59" office:value-type="float" office:value="923.728813559323">
            <text:p>923.73</text:p>
          </table:table-cell>
          <table:table-cell table:formula="of:=[.E67]*[.E67]" office:value-type="float" office:value="853274.920999715">
            <text:p>853274.92</text:p>
          </table:table-cell>
          <table:table-cell table:formula="of:=[.$E$6]*[.F67]+[.$E$7]*[.E67]+[.$E$8]*[.D67]" office:value-type="float" office:value="855125.378626834">
            <text:p>855125.38</text:p>
          </table:table-cell>
          <table:table-cell office:value-type="float" office:value="-1124.5900997892">
            <text:p>-1124.59</text:p>
          </table:table-cell>
          <table:table-cell table:formula="of:=[.G67]+[.H67]" office:value-type="float" office:value="854000.788527044">
            <text:p>854000.79</text:p>
          </table:table-cell>
          <table:table-cell table:formula="of:=[.D67]*[.$G$8]+[.E67]*[.$G$7]+[.F67]*[.$G$6]" office:value-type="float" office:value="853797.977693194">
            <text:p>853797.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office:value-type="float" office:value="1">
            <text:p>1</text:p>
          </table:table-cell>
          <table:table-cell table:formula="of:=[.E67]+900/59" office:value-type="float" office:value="938.983050847459">
            <text:p>938.98</text:p>
          </table:table-cell>
          <table:table-cell table:formula="of:=[.E68]*[.E68]" office:value-type="float" office:value="881689.169778801">
            <text:p>881689.17</text:p>
          </table:table-cell>
          <table:table-cell table:formula="of:=[.$E$6]*[.F68]+[.$E$7]*[.E68]+[.$E$8]*[.D68]" office:value-type="float" office:value="883570.135880496">
            <text:p>883570.14</text:p>
          </table:table-cell>
          <table:table-cell office:value-type="float" office:value="21053.3109493554">
            <text:p>21053.31</text:p>
          </table:table-cell>
          <table:table-cell table:formula="of:=[.G68]+[.H68]" office:value-type="float" office:value="904623.446829852">
            <text:p>904623.45</text:p>
          </table:table-cell>
          <table:table-cell table:formula="of:=[.D68]*[.$G$8]+[.E68]*[.$G$7]+[.F68]*[.$G$6]" office:value-type="float" office:value="882071.85121517">
            <text:p>882071.8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table:formula="of:=[.E68]+900/59" office:value-type="float" office:value="954.237288135595">
            <text:p>954.24</text:p>
          </table:table-cell>
          <table:table-cell table:formula="of:=[.E69]*[.E69]" office:value-type="float" office:value="910568.802068373">
            <text:p>910568.80</text:p>
          </table:table-cell>
          <table:table-cell table:formula="of:=[.$E$6]*[.F69]+[.$E$7]*[.E69]+[.$E$8]*[.D69]" office:value-type="float" office:value="912480.276644645">
            <text:p>912480.28</text:p>
          </table:table-cell>
          <table:table-cell office:value-type="float" office:value="15035.2316210046">
            <text:p>15035.23</text:p>
          </table:table-cell>
          <table:table-cell table:formula="of:=[.G69]+[.H69]" office:value-type="float" office:value="927515.508265649">
            <text:p>927515.51</text:p>
          </table:table-cell>
          <table:table-cell table:formula="of:=[.D69]*[.$G$8]+[.E69]*[.$G$7]+[.F69]*[.$G$6]" office:value-type="float" office:value="910812.09020684">
            <text:p>910812.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table:formula="of:=[.E69]+900/59" office:value-type="float" office:value="969.49152542373">
            <text:p>969.49</text:p>
          </table:table-cell>
          <table:table-cell table:formula="of:=[.E70]*[.E70]" office:value-type="float" office:value="939913.817868431">
            <text:p>939913.82</text:p>
          </table:table-cell>
          <table:table-cell table:formula="of:=[.$E$6]*[.F70]+[.$E$7]*[.E70]+[.$E$8]*[.D70]" office:value-type="float" office:value="941855.800919279">
            <text:p>941855.80</text:p>
          </table:table-cell>
          <table:table-cell office:value-type="float" office:value="-6425.82792788744">
            <text:p>-6425.83</text:p>
          </table:table-cell>
          <table:table-cell table:formula="of:=[.G70]+[.H70]" office:value-type="float" office:value="935429.972991391">
            <text:p>935429.97</text:p>
          </table:table-cell>
          <table:table-cell table:formula="of:=[.D70]*[.$G$8]+[.E70]*[.$G$7]+[.F70]*[.$G$6]" office:value-type="float" office:value="940018.694668201">
            <text:p>940018.69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formula="of:=[.E70]+900/59" office:value-type="float" office:value="984.745762711866">
            <text:p>984.75</text:p>
          </table:table-cell>
          <table:table-cell table:formula="of:=[.E71]*[.E71]" office:value-type="float" office:value="969724.217178974">
            <text:p>969724.22</text:p>
          </table:table-cell>
          <table:table-cell table:formula="of:=[.$E$6]*[.F71]+[.$E$7]*[.E71]+[.$E$8]*[.D71]" office:value-type="float" office:value="971696.708704398">
            <text:p>971696.71</text:p>
          </table:table-cell>
          <table:table-cell office:value-type="float" office:value="6929.35576662421">
            <text:p>6929.36</text:p>
          </table:table-cell>
          <table:table-cell table:formula="of:=[.G71]+[.H71]" office:value-type="float" office:value="978626.064471022">
            <text:p>978626.06</text:p>
          </table:table-cell>
          <table:table-cell table:formula="of:=[.D71]*[.$G$8]+[.E71]*[.$G$7]+[.F71]*[.$G$6]" office:value-type="float" office:value="969691.664599256">
            <text:p>969691.66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formula="of:=[.E71]+900/59" office:value-type="float" office:value="1000">
            <text:p>1000.00</text:p>
          </table:table-cell>
          <table:table-cell table:formula="of:=[.E72]*[.E72]" office:value-type="float" office:value="1000000">
            <text:p>1000000.00</text:p>
          </table:table-cell>
          <table:table-cell table:formula="of:=[.$E$6]*[.F72]+[.$E$7]*[.E72]+[.$E$8]*[.D72]" office:value-type="float" office:value="1002003">
            <text:p>1002003.00</text:p>
          </table:table-cell>
          <table:table-cell office:value-type="float" office:value="-13322.7144367993">
            <text:p>-13322.71</text:p>
          </table:table-cell>
          <table:table-cell table:formula="of:=[.G72]+[.H72]" office:value-type="float" office:value="988680.285563203">
            <text:p>988680.29</text:p>
          </table:table-cell>
          <table:table-cell table:formula="of:=[.D72]*[.$G$8]+[.E72]*[.$G$7]+[.F72]*[.$G$6]" office:value-type="float" office:value="999831.000000003">
            <text:p>999831.00</text:p>
          </table:table-cell>
          <table:table-cell/>
        </table:table-row>
        <table:table-row table:style-name="ro1" table:number-rows-repeated="1048503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3">03/23/2021</text:date>, <text:time>08:2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1-03-22T13:26:08.78</meta:creation-date>
    <dc:date>2021-03-23T08:28:49.90</dc:date>
    <dc:creator>Mark Lehr</dc:creator>
    <meta:editing-duration>PT18H44M14S</meta:editing-duration>
    <meta:editing-cycles>6</meta:editing-cycles>
    <meta:generator>OpenOffice/4.1.6$Win32 OpenOffice.org_project/416m1$Build-9790</meta:generator>
    <meta:document-statistic meta:table-count="1" meta:cell-count="50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12.157cm" xlink:href=".." xlink:type="simple" chart:class="chart:scatter" chart:style-name="ch1">
        <chart:title svg:x="4.379cm" svg:y="0.565cm" chart:style-name="ch2">
          <text:p>Second Order Polynomial with Noise</text:p>
        </chart:title>
        <chart:subtitle svg:x="6.541cm" svg:y="1.401cm" chart:style-name="ch3">
          <text:p>cn^0+bn^1+an^2</text:p>
        </chart:subtitle>
        <chart:legend chart:legend-position="end" svg:x="10.872cm" svg:y="4.98cm" style:legend-expansion="high" chart:style-name="ch4"/>
        <chart:plot-area chart:style-name="ch5" table:cell-range-address="SecondOrderPolynomial.E13:SecondOrderPolynomial.E72 SecondOrderPolynomial.G12:SecondOrderPolynomial.H72 SecondOrderPolynomial.I11:SecondOrderPolynomial.J72" chart:data-source-has-labels="row" svg:x="1.358cm" svg:y="2.57cm" svg:width="8.874cm" svg:height="8.336cm">
          <chartooo:coordinate-region svg:x="3.382cm" svg:y="2.782cm" svg:width="6.24cm" svg:height="7.912cm"/>
          <chart:axis chart:dimension="x" chart:name="primary-x" chart:style-name="ch6">
            <chart:title svg:x="5.619cm" svg:y="11.15cm" chart:style-name="ch7">
              <text:p>N</text:p>
            </chart:title>
            <chart:grid chart:style-name="ch8" chart:class="major"/>
          </chart:axis>
          <chart:axis chart:dimension="y" chart:name="primary-y" chart:style-name="ch6">
            <chart:title svg:x="0.451cm" svg:y="8.198cm" chart:style-name="ch9">
              <text:p>Time or Operations</text:p>
            </chart:title>
            <chart:grid chart:style-name="ch8" chart:class="major"/>
          </chart:axis>
          <chart:series chart:style-name="ch10" chart:values-cell-range-address="SecondOrderPolynomial.G13:SecondOrderPolynomial.G72" chart:label-cell-address="SecondOrderPolynomial.G12:SecondOrderPolynomial.G12" chart:class="chart:scatter">
            <chart:domain table:cell-range-address="SecondOrderPolynomial.E13:SecondOrderPolynomial.E72"/>
            <chart:data-point chart:repeated="60"/>
          </chart:series>
          <chart:series chart:style-name="ch11" chart:values-cell-range-address="SecondOrderPolynomial.I13:SecondOrderPolynomial.I72" chart:label-cell-address="SecondOrderPolynomial.I11:SecondOrderPolynomial.I12" chart:class="chart:scatter">
            <chart:data-point chart:repeated="60"/>
          </chart:series>
          <chart:series chart:style-name="ch12" chart:values-cell-range-address="SecondOrderPolynomial.J13:SecondOrderPolynomial.J72" chart:label-cell-address="SecondOrderPolynomial.J11:SecondOrderPolynomial.J12" chart:class="chart:scatter">
            <chart:data-point chart:repeated="60"/>
          </chart:series>
          <chart:series chart:style-name="ch13" chart:values-cell-range-address="SecondOrderPolynomial.H13:SecondOrderPolynomial.H72" chart:label-cell-address="SecondOrderPolynomial.H12:SecondOrderPolynomial.H12" chart:class="chart:scatter">
            <chart:data-point chart:repeated="6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Tim or #Ops</text:p>
                <draw:g>
                  <svg:desc>SecondOrderPolynomial.G12:SecondOrderPolynomial.G12</svg:desc>
                </draw:g>
              </table:table-cell>
              <table:table-cell office:value-type="string">
                <text:p>Measurement with Noise</text:p>
                <text:list>
                  <text:list-item>
                    <text:p>Measurement</text:p>
                  </text:list-item>
                  <text:list-item>
                    <text:p>with Noise</text:p>
                  </text:list-item>
                </text:list>
                <draw:g>
                  <svg:desc>SecondOrderPolynomial.I11:SecondOrderPolynomial.I12</svg:desc>
                </draw:g>
              </table:table-cell>
              <table:table-cell office:value-type="string">
                <text:p>Calculated from Noise</text:p>
                <text:list>
                  <text:list-item>
                    <text:p>Calculated</text:p>
                  </text:list-item>
                  <text:list-item>
                    <text:p>from Noise</text:p>
                  </text:list-item>
                </text:list>
                <draw:g>
                  <svg:desc>SecondOrderPolynomial.J11:SecondOrderPolynomial.J12</svg:desc>
                </draw:g>
              </table:table-cell>
              <table:table-cell office:value-type="string">
                <text:p>Noise</text:p>
                <draw:g>
                  <svg:desc>SecondOrderPolynomial.H12:SecondOrderPolynomial.H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econdOrderPolynomial.E13:SecondOrderPolynomial.E72</svg:desc>
                </draw:g>
              </table:table-cell>
              <table:table-cell office:value-type="float" office:value="10203">
                <text:p>10203</text:p>
                <draw:g>
                  <svg:desc>SecondOrderPolynomial.G13:SecondOrderPolynomial.G72</svg:desc>
                </draw:g>
              </table:table-cell>
              <table:table-cell office:value-type="float" office:value="42070.2907538712">
                <text:p>42070.2907538712</text:p>
                <draw:g>
                  <svg:desc>SecondOrderPolynomial.I13:SecondOrderPolynomial.I72</svg:desc>
                </draw:g>
              </table:table-cell>
              <table:table-cell office:value-type="float" office:value="19561.53">
                <text:p>19561.53</text:p>
                <draw:g>
                  <svg:desc>SecondOrderPolynomial.J13:SecondOrderPolynomial.J72</svg:desc>
                </draw:g>
              </table:table-cell>
              <table:table-cell office:value-type="float" office:value="31867.2907538712">
                <text:p>31867.2907538712</text:p>
                <draw:g>
                  <svg:desc>SecondOrderPolynomial.H13:SecondOrderPolynomial.H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5.254237288136">
                <text:p>115.254237288136</text:p>
              </table:table-cell>
              <table:table-cell office:value-type="float" office:value="13517.0476874461">
                <text:p>13517.0476874461</text:p>
              </table:table-cell>
              <table:table-cell office:value-type="float" office:value="-23607.0088911677">
                <text:p>-23607.0088911677</text:p>
              </table:table-cell>
              <table:table-cell office:value-type="float" office:value="22651.6681585751">
                <text:p>22651.6681585751</text:p>
              </table:table-cell>
              <table:table-cell office:value-type="float" office:value="-37124.0565786138">
                <text:p>-37124.0565786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.508474576271">
                <text:p>130.508474576271</text:p>
              </table:table-cell>
              <table:table-cell office:value-type="float" office:value="17296.4788853778">
                <text:p>17296.4788853778</text:p>
              </table:table-cell>
              <table:table-cell office:value-type="float" office:value="46263.8098859815">
                <text:p>46263.8098859815</text:p>
              </table:table-cell>
              <table:table-cell office:value-type="float" office:value="26208.1717868429">
                <text:p>26208.1717868429</text:p>
              </table:table-cell>
              <table:table-cell office:value-type="float" office:value="28967.3310006037">
                <text:p>28967.33100060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5.762711864407">
                <text:p>145.762711864407</text:p>
              </table:table-cell>
              <table:table-cell office:value-type="float" office:value="21541.2935937949">
                <text:p>21541.2935937949</text:p>
              </table:table-cell>
              <table:table-cell office:value-type="float" office:value="30677.2789682456">
                <text:p>30677.2789682456</text:p>
              </table:table-cell>
              <table:table-cell office:value-type="float" office:value="30231.0408848032">
                <text:p>30231.0408848032</text:p>
              </table:table-cell>
              <table:table-cell office:value-type="float" office:value="9135.98537445068">
                <text:p>9135.9853744506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1.016949152542">
                <text:p>161.016949152542</text:p>
              </table:table-cell>
              <table:table-cell office:value-type="float" office:value="26251.4918126975">
                <text:p>26251.4918126975</text:p>
              </table:table-cell>
              <table:table-cell office:value-type="float" office:value="7479.8944189091">
                <text:p>7479.8944189091</text:p>
              </table:table-cell>
              <table:table-cell office:value-type="float" office:value="34720.2754524562">
                <text:p>34720.2754524562</text:p>
              </table:table-cell>
              <table:table-cell office:value-type="float" office:value="-18771.5973937884">
                <text:p>-18771.59739378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6.271186440678">
                <text:p>176.271186440678</text:p>
              </table:table-cell>
              <table:table-cell office:value-type="float" office:value="31427.0735420856">
                <text:p>31427.0735420856</text:p>
              </table:table-cell>
              <table:table-cell office:value-type="float" office:value="62927.4406405735">
                <text:p>62927.4406405735</text:p>
              </table:table-cell>
              <table:table-cell office:value-type="float" office:value="39675.8754898018">
                <text:p>39675.8754898018</text:p>
              </table:table-cell>
              <table:table-cell office:value-type="float" office:value="31500.3670984879">
                <text:p>31500.36709848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1.525423728814">
                <text:p>191.525423728814</text:p>
              </table:table-cell>
              <table:table-cell office:value-type="float" office:value="37068.0387819592">
                <text:p>37068.0387819592</text:p>
              </table:table-cell>
              <table:table-cell office:value-type="float" office:value="56416.726926196">
                <text:p>56416.726926196</text:p>
              </table:table-cell>
              <table:table-cell office:value-type="float" office:value="45097.84099684">
                <text:p>45097.84099684</text:p>
              </table:table-cell>
              <table:table-cell office:value-type="float" office:value="19348.6881442368">
                <text:p>19348.68814423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6.779661016949">
                <text:p>206.779661016949</text:p>
              </table:table-cell>
              <table:table-cell office:value-type="float" office:value="43174.3875323183">
                <text:p>43174.3875323183</text:p>
              </table:table-cell>
              <table:table-cell office:value-type="float" office:value="92314.2372574977">
                <text:p>92314.2372574977</text:p>
              </table:table-cell>
              <table:table-cell office:value-type="float" office:value="50986.1719735708">
                <text:p>50986.1719735708</text:p>
              </table:table-cell>
              <table:table-cell office:value-type="float" office:value="49139.8497251794">
                <text:p>49139.84972517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2.033898305085">
                <text:p>222.033898305085</text:p>
              </table:table-cell>
              <table:table-cell office:value-type="float" office:value="49746.1197931629">
                <text:p>49746.1197931629</text:p>
              </table:table-cell>
              <table:table-cell office:value-type="float" office:value="85085.8535185766">
                <text:p>85085.8535185766</text:p>
              </table:table-cell>
              <table:table-cell office:value-type="float" office:value="57340.8684199942">
                <text:p>57340.8684199942</text:p>
              </table:table-cell>
              <table:table-cell office:value-type="float" office:value="35339.7337254137">
                <text:p>35339.73372541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37.28813559322">
                <text:p>237.28813559322</text:p>
              </table:table-cell>
              <table:table-cell office:value-type="float" office:value="56783.2355644929">
                <text:p>56783.2355644929</text:p>
              </table:table-cell>
              <table:table-cell office:value-type="float" office:value="10016.2306592243">
                <text:p>10016.2306592243</text:p>
              </table:table-cell>
              <table:table-cell office:value-type="float" office:value="64161.9303361103">
                <text:p>64161.9303361103</text:p>
              </table:table-cell>
              <table:table-cell office:value-type="float" office:value="-46767.0049052686">
                <text:p>-46767.00490526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2.542372881356">
                <text:p>252.542372881356</text:p>
              </table:table-cell>
              <table:table-cell office:value-type="float" office:value="64285.7348463085">
                <text:p>64285.7348463085</text:p>
              </table:table-cell>
              <table:table-cell office:value-type="float" office:value="37278.3109928068">
                <text:p>37278.3109928068</text:p>
              </table:table-cell>
              <table:table-cell office:value-type="float" office:value="71449.357721919">
                <text:p>71449.357721919</text:p>
              </table:table-cell>
              <table:table-cell office:value-type="float" office:value="-27007.4238535017">
                <text:p>-27007.4238535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7.796610169491">
                <text:p>267.796610169491</text:p>
              </table:table-cell>
              <table:table-cell office:value-type="float" office:value="72253.6176386096">
                <text:p>72253.6176386096</text:p>
              </table:table-cell>
              <table:table-cell office:value-type="float" office:value="59613.4303313487">
                <text:p>59613.4303313487</text:p>
              </table:table-cell>
              <table:table-cell office:value-type="float" office:value="79203.1505774203">
                <text:p>79203.1505774203</text:p>
              </table:table-cell>
              <table:table-cell office:value-type="float" office:value="-12640.1873072609">
                <text:p>-12640.18730726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83.050847457627">
                <text:p>283.050847457627</text:p>
              </table:table-cell>
              <table:table-cell office:value-type="float" office:value="80686.8839413961">
                <text:p>80686.8839413961</text:p>
              </table:table-cell>
              <table:table-cell office:value-type="float" office:value="88779.3998104623">
                <text:p>88779.3998104623</text:p>
              </table:table-cell>
              <table:table-cell office:value-type="float" office:value="87423.3089026142">
                <text:p>87423.3089026142</text:p>
              </table:table-cell>
              <table:table-cell office:value-type="float" office:value="8092.51586906612">
                <text:p>8092.515869066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98.305084745763">
                <text:p>298.305084745763</text:p>
              </table:table-cell>
              <table:table-cell office:value-type="float" office:value="89585.5337546682">
                <text:p>89585.5337546682</text:p>
              </table:table-cell>
              <table:table-cell office:value-type="float" office:value="115175.311260625">
                <text:p>115175.311260625</text:p>
              </table:table-cell>
              <table:table-cell office:value-type="float" office:value="96109.8326975007">
                <text:p>96109.8326975007</text:p>
              </table:table-cell>
              <table:table-cell office:value-type="float" office:value="25589.7775059566">
                <text:p>25589.77750595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3.559322033898">
                <text:p>313.559322033898</text:p>
              </table:table-cell>
              <table:table-cell office:value-type="float" office:value="98949.5670784257">
                <text:p>98949.5670784257</text:p>
              </table:table-cell>
              <table:table-cell office:value-type="float" office:value="82737.6023063428">
                <text:p>82737.6023063428</text:p>
              </table:table-cell>
              <table:table-cell office:value-type="float" office:value="105262.72196208">
                <text:p>105262.72196208</text:p>
              </table:table-cell>
              <table:table-cell office:value-type="float" office:value="-16211.9647720829">
                <text:p>-16211.96477208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8.813559322034">
                <text:p>328.813559322034</text:p>
              </table:table-cell>
              <table:table-cell office:value-type="float" office:value="108778.983912669">
                <text:p>108778.983912669</text:p>
              </table:table-cell>
              <table:table-cell office:value-type="float" office:value="94742.4250647943">
                <text:p>94742.4250647943</text:p>
              </table:table-cell>
              <table:table-cell office:value-type="float" office:value="114881.976696352">
                <text:p>114881.976696352</text:p>
              </table:table-cell>
              <table:table-cell office:value-type="float" office:value="-14036.5588478744">
                <text:p>-14036.55884787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4.067796610169">
                <text:p>344.067796610169</text:p>
              </table:table-cell>
              <table:table-cell office:value-type="float" office:value="119073.784257397">
                <text:p>119073.784257397</text:p>
              </table:table-cell>
              <table:table-cell office:value-type="float" office:value="133250.01296971">
                <text:p>133250.01296971</text:p>
              </table:table-cell>
              <table:table-cell office:value-type="float" office:value="124967.596900316">
                <text:p>124967.596900316</text:p>
              </table:table-cell>
              <table:table-cell office:value-type="float" office:value="14176.2287123129">
                <text:p>14176.22871231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9.322033898305">
                <text:p>359.322033898305</text:p>
              </table:table-cell>
              <table:table-cell office:value-type="float" office:value="129833.968112611">
                <text:p>129833.968112611</text:p>
              </table:table-cell>
              <table:table-cell office:value-type="float" office:value="124781.071104475">
                <text:p>124781.071104475</text:p>
              </table:table-cell>
              <table:table-cell office:value-type="float" office:value="135519.582573973">
                <text:p>135519.582573973</text:p>
              </table:table-cell>
              <table:table-cell office:value-type="float" office:value="-5052.89700813592">
                <text:p>-5052.897008135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74.576271186441">
                <text:p>374.576271186441</text:p>
              </table:table-cell>
              <table:table-cell office:value-type="float" office:value="141059.535478311">
                <text:p>141059.535478311</text:p>
              </table:table-cell>
              <table:table-cell office:value-type="float" office:value="186027.719678426">
                <text:p>186027.719678426</text:p>
              </table:table-cell>
              <table:table-cell office:value-type="float" office:value="146537.933717323">
                <text:p>146537.933717323</text:p>
              </table:table-cell>
              <table:table-cell office:value-type="float" office:value="44968.1842001155">
                <text:p>44968.18420011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9.830508474576">
                <text:p>389.830508474576</text:p>
              </table:table-cell>
              <table:table-cell office:value-type="float" office:value="152750.486354496">
                <text:p>152750.486354496</text:p>
              </table:table-cell>
              <table:table-cell office:value-type="float" office:value="105017.873910408">
                <text:p>105017.873910408</text:p>
              </table:table-cell>
              <table:table-cell office:value-type="float" office:value="158022.650330365">
                <text:p>158022.650330365</text:p>
              </table:table-cell>
              <table:table-cell office:value-type="float" office:value="-47732.6124440879">
                <text:p>-47732.61244408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5.084745762712">
                <text:p>405.084745762712</text:p>
              </table:table-cell>
              <table:table-cell office:value-type="float" office:value="164906.820741166">
                <text:p>164906.820741166</text:p>
              </table:table-cell>
              <table:table-cell office:value-type="float" office:value="207721.280439441">
                <text:p>207721.280439441</text:p>
              </table:table-cell>
              <table:table-cell office:value-type="float" office:value="169973.7324131">
                <text:p>169973.7324131</text:p>
              </table:table-cell>
              <table:table-cell office:value-type="float" office:value="42814.4596982747">
                <text:p>42814.45969827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.338983050847">
                <text:p>420.338983050847</text:p>
              </table:table-cell>
              <table:table-cell office:value-type="float" office:value="177528.538638322">
                <text:p>177528.538638322</text:p>
              </table:table-cell>
              <table:table-cell office:value-type="float" office:value="221837.213206633">
                <text:p>221837.213206633</text:p>
              </table:table-cell>
              <table:table-cell office:value-type="float" office:value="182391.179965527">
                <text:p>182391.179965527</text:p>
              </table:table-cell>
              <table:table-cell office:value-type="float" office:value="44308.6745683104">
                <text:p>44308.674568310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5.593220338983">
                <text:p>435.593220338983</text:p>
              </table:table-cell>
              <table:table-cell office:value-type="float" office:value="190615.640045964">
                <text:p>190615.640045964</text:p>
              </table:table-cell>
              <table:table-cell office:value-type="float" office:value="208788.3068024">
                <text:p>208788.3068024</text:p>
              </table:table-cell>
              <table:table-cell office:value-type="float" office:value="195274.992987647">
                <text:p>195274.992987647</text:p>
              </table:table-cell>
              <table:table-cell office:value-type="float" office:value="18172.6667564362">
                <text:p>18172.66675643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0.847457627119">
                <text:p>450.847457627119</text:p>
              </table:table-cell>
              <table:table-cell office:value-type="float" office:value="204168.124964091">
                <text:p>204168.124964091</text:p>
              </table:table-cell>
              <table:table-cell office:value-type="float" office:value="227948.051599416">
                <text:p>227948.051599416</text:p>
              </table:table-cell>
              <table:table-cell office:value-type="float" office:value="208625.17147946">
                <text:p>208625.17147946</text:p>
              </table:table-cell>
              <table:table-cell office:value-type="float" office:value="23779.926635325">
                <text:p>23779.9266353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66.101694915254">
                <text:p>466.101694915254</text:p>
              </table:table-cell>
              <table:table-cell office:value-type="float" office:value="218185.993392703">
                <text:p>218185.993392703</text:p>
              </table:table-cell>
              <table:table-cell office:value-type="float" office:value="219358.681483877">
                <text:p>219358.681483877</text:p>
              </table:table-cell>
              <table:table-cell office:value-type="float" office:value="222441.715440965">
                <text:p>222441.715440965</text:p>
              </table:table-cell>
              <table:table-cell office:value-type="float" office:value="1172.68809117377">
                <text:p>1172.688091173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1.35593220339">
                <text:p>481.35593220339</text:p>
              </table:table-cell>
              <table:table-cell office:value-type="float" office:value="232669.245331801">
                <text:p>232669.245331801</text:p>
              </table:table-cell>
              <table:table-cell office:value-type="float" office:value="224196.548686616">
                <text:p>224196.548686616</text:p>
              </table:table-cell>
              <table:table-cell office:value-type="float" office:value="236724.624872163">
                <text:p>236724.624872163</text:p>
              </table:table-cell>
              <table:table-cell office:value-type="float" office:value="-8472.69664518535">
                <text:p>-8472.6966451853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96.610169491525">
                <text:p>496.610169491525</text:p>
              </table:table-cell>
              <table:table-cell office:value-type="float" office:value="247617.880781385">
                <text:p>247617.880781385</text:p>
              </table:table-cell>
              <table:table-cell office:value-type="float" office:value="293549.800841341">
                <text:p>293549.800841341</text:p>
              </table:table-cell>
              <table:table-cell office:value-type="float" office:value="251473.899773054">
                <text:p>251473.899773054</text:p>
              </table:table-cell>
              <table:table-cell office:value-type="float" office:value="45931.9200599566">
                <text:p>45931.92005995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1.864406779661">
                <text:p>511.864406779661</text:p>
              </table:table-cell>
              <table:table-cell office:value-type="float" office:value="263031.899741453">
                <text:p>263031.899741453</text:p>
              </table:table-cell>
              <table:table-cell office:value-type="float" office:value="267346.477344235">
                <text:p>267346.477344235</text:p>
              </table:table-cell>
              <table:table-cell office:value-type="float" office:value="266689.540143637">
                <text:p>266689.540143637</text:p>
              </table:table-cell>
              <table:table-cell office:value-type="float" office:value="4314.57760278136">
                <text:p>4314.577602781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27.118644067796">
                <text:p>527.118644067796</text:p>
              </table:table-cell>
              <table:table-cell office:value-type="float" office:value="278911.302212008">
                <text:p>278911.302212008</text:p>
              </table:table-cell>
              <table:table-cell office:value-type="float" office:value="317508.736365788">
                <text:p>317508.736365788</text:p>
              </table:table-cell>
              <table:table-cell office:value-type="float" office:value="282371.545983913">
                <text:p>282371.545983913</text:p>
              </table:table-cell>
              <table:table-cell office:value-type="float" office:value="38597.4341537803">
                <text:p>38597.43415378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42.372881355932">
                <text:p>542.372881355932</text:p>
              </table:table-cell>
              <table:table-cell office:value-type="float" office:value="295256.088193048">
                <text:p>295256.088193048</text:p>
              </table:table-cell>
              <table:table-cell office:value-type="float" office:value="260707.537279006">
                <text:p>260707.537279006</text:p>
              </table:table-cell>
              <table:table-cell office:value-type="float" office:value="298519.917293881">
                <text:p>298519.917293881</text:p>
              </table:table-cell>
              <table:table-cell office:value-type="float" office:value="-34548.5509140417">
                <text:p>-34548.55091404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57.627118644068">
                <text:p>557.627118644068</text:p>
              </table:table-cell>
              <table:table-cell office:value-type="float" office:value="312066.257684573">
                <text:p>312066.257684573</text:p>
              </table:table-cell>
              <table:table-cell office:value-type="float" office:value="273808.584814042">
                <text:p>273808.584814042</text:p>
              </table:table-cell>
              <table:table-cell office:value-type="float" office:value="315134.654073542">
                <text:p>315134.654073542</text:p>
              </table:table-cell>
              <table:table-cell office:value-type="float" office:value="-38257.6728705317">
                <text:p>-38257.67287053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2.881355932203">
                <text:p>572.881355932203</text:p>
              </table:table-cell>
              <table:table-cell office:value-type="float" office:value="329341.810686584">
                <text:p>329341.810686584</text:p>
              </table:table-cell>
              <table:table-cell office:value-type="float" office:value="311418.804760162">
                <text:p>311418.804760162</text:p>
              </table:table-cell>
              <table:table-cell office:value-type="float" office:value="332215.756322896">
                <text:p>332215.756322896</text:p>
              </table:table-cell>
              <table:table-cell office:value-type="float" office:value="-17923.0059264228">
                <text:p>-17923.00592642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88.135593220339">
                <text:p>588.135593220339</text:p>
              </table:table-cell>
              <table:table-cell office:value-type="float" office:value="347082.747199081">
                <text:p>347082.747199081</text:p>
              </table:table-cell>
              <table:table-cell office:value-type="float" office:value="374661.495263196">
                <text:p>374661.495263196</text:p>
              </table:table-cell>
              <table:table-cell office:value-type="float" office:value="349763.224041942">
                <text:p>349763.224041942</text:p>
              </table:table-cell>
              <table:table-cell office:value-type="float" office:value="27578.7480641156">
                <text:p>27578.748064115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03.389830508475">
                <text:p>603.389830508475</text:p>
              </table:table-cell>
              <table:table-cell office:value-type="float" office:value="365289.067222063">
                <text:p>365289.067222063</text:p>
              </table:table-cell>
              <table:table-cell office:value-type="float" office:value="335054.205778312">
                <text:p>335054.205778312</text:p>
              </table:table-cell>
              <table:table-cell office:value-type="float" office:value="367777.057230681">
                <text:p>367777.057230681</text:p>
              </table:table-cell>
              <table:table-cell office:value-type="float" office:value="-30234.8614437506">
                <text:p>-30234.86144375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18.64406779661">
                <text:p>618.64406779661</text:p>
              </table:table-cell>
              <table:table-cell office:value-type="float" office:value="383960.77075553">
                <text:p>383960.77075553</text:p>
              </table:table-cell>
              <table:table-cell office:value-type="float" office:value="392837.594366156">
                <text:p>392837.594366156</text:p>
              </table:table-cell>
              <table:table-cell office:value-type="float" office:value="386257.255889113">
                <text:p>386257.255889113</text:p>
              </table:table-cell>
              <table:table-cell office:value-type="float" office:value="8876.82361062616">
                <text:p>8876.823610626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33.898305084746">
                <text:p>633.898305084746</text:p>
              </table:table-cell>
              <table:table-cell office:value-type="float" office:value="403097.857799483">
                <text:p>403097.857799483</text:p>
              </table:table-cell>
              <table:table-cell office:value-type="float" office:value="407071.909642881">
                <text:p>407071.909642881</text:p>
              </table:table-cell>
              <table:table-cell office:value-type="float" office:value="405203.820017237">
                <text:p>405203.820017237</text:p>
              </table:table-cell>
              <table:table-cell office:value-type="float" office:value="3974.05184339732">
                <text:p>3974.0518433973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49.152542372882">
                <text:p>649.152542372882</text:p>
              </table:table-cell>
              <table:table-cell office:value-type="float" office:value="422700.328353922">
                <text:p>422700.328353922</text:p>
              </table:table-cell>
              <table:table-cell office:value-type="float" office:value="379761.589222717">
                <text:p>379761.589222717</text:p>
              </table:table-cell>
              <table:table-cell office:value-type="float" office:value="424616.749615054">
                <text:p>424616.749615054</text:p>
              </table:table-cell>
              <table:table-cell office:value-type="float" office:value="-42938.7391312048">
                <text:p>-42938.73913120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64.406779661017">
                <text:p>664.406779661017</text:p>
              </table:table-cell>
              <table:table-cell office:value-type="float" office:value="442768.182418846">
                <text:p>442768.182418846</text:p>
              </table:table-cell>
              <table:table-cell office:value-type="float" office:value="475980.682274863">
                <text:p>475980.682274863</text:p>
              </table:table-cell>
              <table:table-cell office:value-type="float" office:value="444496.044682563">
                <text:p>444496.044682563</text:p>
              </table:table-cell>
              <table:table-cell office:value-type="float" office:value="33212.4998560175">
                <text:p>33212.499856017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79.661016949153">
                <text:p>679.661016949153</text:p>
              </table:table-cell>
              <table:table-cell office:value-type="float" office:value="463301.419994255">
                <text:p>463301.419994255</text:p>
              </table:table-cell>
              <table:table-cell office:value-type="float" office:value="508641.653732789">
                <text:p>508641.653732789</text:p>
              </table:table-cell>
              <table:table-cell office:value-type="float" office:value="464841.705219765">
                <text:p>464841.705219765</text:p>
              </table:table-cell>
              <table:table-cell office:value-type="float" office:value="45340.2337385342">
                <text:p>45340.23373853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94.915254237289">
                <text:p>694.915254237289</text:p>
              </table:table-cell>
              <table:table-cell office:value-type="float" office:value="484300.04108015">
                <text:p>484300.04108015</text:p>
              </table:table-cell>
              <table:table-cell office:value-type="float" office:value="481722.211765754">
                <text:p>481722.211765754</text:p>
              </table:table-cell>
              <table:table-cell office:value-type="float" office:value="485653.73122666">
                <text:p>485653.73122666</text:p>
              </table:table-cell>
              <table:table-cell office:value-type="float" office:value="-2577.82931439579">
                <text:p>-2577.8293143957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10.169491525424">
                <text:p>710.169491525424</text:p>
              </table:table-cell>
              <table:table-cell office:value-type="float" office:value="505764.04567653">
                <text:p>505764.04567653</text:p>
              </table:table-cell>
              <table:table-cell office:value-type="float" office:value="485604.835388565">
                <text:p>485604.835388565</text:p>
              </table:table-cell>
              <table:table-cell office:value-type="float" office:value="506932.122703247">
                <text:p>506932.122703247</text:p>
              </table:table-cell>
              <table:table-cell office:value-type="float" office:value="-20159.2102879658">
                <text:p>-20159.210287965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25.42372881356">
                <text:p>725.42372881356</text:p>
              </table:table-cell>
              <table:table-cell office:value-type="float" office:value="527693.433783396">
                <text:p>527693.433783396</text:p>
              </table:table-cell>
              <table:table-cell office:value-type="float" office:value="556584.826324514">
                <text:p>556584.826324514</text:p>
              </table:table-cell>
              <table:table-cell office:value-type="float" office:value="528676.879649527">
                <text:p>528676.879649527</text:p>
              </table:table-cell>
              <table:table-cell office:value-type="float" office:value="28891.392541118">
                <text:p>28891.3925411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40.677966101695">
                <text:p>740.677966101695</text:p>
              </table:table-cell>
              <table:table-cell office:value-type="float" office:value="550088.205400748">
                <text:p>550088.205400748</text:p>
              </table:table-cell>
              <table:table-cell office:value-type="float" office:value="556695.834154157">
                <text:p>556695.834154157</text:p>
              </table:table-cell>
              <table:table-cell office:value-type="float" office:value="550888.002065499">
                <text:p>550888.002065499</text:p>
              </table:table-cell>
              <table:table-cell office:value-type="float" office:value="6607.62875340879">
                <text:p>6607.628753408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55.932203389831">
                <text:p>755.932203389831</text:p>
              </table:table-cell>
              <table:table-cell office:value-type="float" office:value="572948.360528585">
                <text:p>572948.360528585</text:p>
              </table:table-cell>
              <table:table-cell office:value-type="float" office:value="525580.131510992">
                <text:p>525580.131510992</text:p>
              </table:table-cell>
              <table:table-cell office:value-type="float" office:value="573565.489951164">
                <text:p>573565.489951164</text:p>
              </table:table-cell>
              <table:table-cell office:value-type="float" office:value="-47368.229017593">
                <text:p>-47368.2290175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71.186440677967">
                <text:p>771.186440677967</text:p>
              </table:table-cell>
              <table:table-cell office:value-type="float" office:value="596273.899166907">
                <text:p>596273.899166907</text:p>
              </table:table-cell>
              <table:table-cell office:value-type="float" office:value="634827.564628857">
                <text:p>634827.564628857</text:p>
              </table:table-cell>
              <table:table-cell office:value-type="float" office:value="596709.343306522">
                <text:p>596709.343306522</text:p>
              </table:table-cell>
              <table:table-cell office:value-type="float" office:value="38553.66546195">
                <text:p>38553.6654619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86.440677966102">
                <text:p>786.440677966102</text:p>
              </table:table-cell>
              <table:table-cell office:value-type="float" office:value="620064.821315715">
                <text:p>620064.821315715</text:p>
              </table:table-cell>
              <table:table-cell office:value-type="float" office:value="604696.464410769">
                <text:p>604696.464410769</text:p>
              </table:table-cell>
              <table:table-cell office:value-type="float" office:value="620319.562131572">
                <text:p>620319.562131572</text:p>
              </table:table-cell>
              <table:table-cell office:value-type="float" office:value="-15368.3569049463">
                <text:p>-15368.356904946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01.694915254238">
                <text:p>801.694915254238</text:p>
              </table:table-cell>
              <table:table-cell office:value-type="float" office:value="644321.126975008">
                <text:p>644321.126975008</text:p>
              </table:table-cell>
              <table:table-cell office:value-type="float" office:value="599497.762131394">
                <text:p>599497.762131394</text:p>
              </table:table-cell>
              <table:table-cell office:value-type="float" office:value="644396.146426315">
                <text:p>644396.146426315</text:p>
              </table:table-cell>
              <table:table-cell office:value-type="float" office:value="-44823.3648436144">
                <text:p>-44823.364843614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16.949152542374">
                <text:p>816.949152542374</text:p>
              </table:table-cell>
              <table:table-cell office:value-type="float" office:value="669042.816144787">
                <text:p>669042.816144787</text:p>
              </table:table-cell>
              <table:table-cell office:value-type="float" office:value="676769.962177054">
                <text:p>676769.962177054</text:p>
              </table:table-cell>
              <table:table-cell office:value-type="float" office:value="668939.096190751">
                <text:p>668939.096190751</text:p>
              </table:table-cell>
              <table:table-cell office:value-type="float" office:value="7727.14603226632">
                <text:p>7727.146032266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32.203389830509">
                <text:p>832.203389830509</text:p>
              </table:table-cell>
              <table:table-cell office:value-type="float" office:value="694229.888825052">
                <text:p>694229.888825052</text:p>
              </table:table-cell>
              <table:table-cell office:value-type="float" office:value="692533.683872156">
                <text:p>692533.683872156</text:p>
              </table:table-cell>
              <table:table-cell office:value-type="float" office:value="693948.411424879">
                <text:p>693948.411424879</text:p>
              </table:table-cell>
              <table:table-cell office:value-type="float" office:value="-1696.20495289564">
                <text:p>-1696.204952895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47.457627118645">
                <text:p>847.457627118645</text:p>
              </table:table-cell>
              <table:table-cell office:value-type="float" office:value="719882.345015802">
                <text:p>719882.345015802</text:p>
              </table:table-cell>
              <table:table-cell office:value-type="float" office:value="717927.925174743">
                <text:p>717927.925174743</text:p>
              </table:table-cell>
              <table:table-cell office:value-type="float" office:value="719424.0921287">
                <text:p>719424.0921287</text:p>
              </table:table-cell>
              <table:table-cell office:value-type="float" office:value="-1954.41984105855">
                <text:p>-1954.4198410585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62.711864406781">
                <text:p>862.711864406781</text:p>
              </table:table-cell>
              <table:table-cell office:value-type="float" office:value="746000.184717037">
                <text:p>746000.184717037</text:p>
              </table:table-cell>
              <table:table-cell office:value-type="float" office:value="737516.193573743">
                <text:p>737516.193573743</text:p>
              </table:table-cell>
              <table:table-cell office:value-type="float" office:value="745366.138302214">
                <text:p>745366.138302214</text:p>
              </table:table-cell>
              <table:table-cell office:value-type="float" office:value="-8483.99114329368">
                <text:p>-8483.991143293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77.966101694916">
                <text:p>877.966101694916</text:p>
              </table:table-cell>
              <table:table-cell office:value-type="float" office:value="772583.407928758">
                <text:p>772583.407928758</text:p>
              </table:table-cell>
              <table:table-cell office:value-type="float" office:value="817445.372926593">
                <text:p>817445.372926593</text:p>
              </table:table-cell>
              <table:table-cell office:value-type="float" office:value="771774.54994542">
                <text:p>771774.54994542</text:p>
              </table:table-cell>
              <table:table-cell office:value-type="float" office:value="44861.9649978355">
                <text:p>44861.96499783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93.220338983052">
                <text:p>893.220338983052</text:p>
              </table:table-cell>
              <table:table-cell office:value-type="float" office:value="799632.014650964">
                <text:p>799632.014650964</text:p>
              </table:table-cell>
              <table:table-cell office:value-type="float" office:value="758297.711135932">
                <text:p>758297.711135932</text:p>
              </table:table-cell>
              <table:table-cell office:value-type="float" office:value="798649.327058318">
                <text:p>798649.327058318</text:p>
              </table:table-cell>
              <table:table-cell office:value-type="float" office:value="-41334.3035150319">
                <text:p>-41334.30351503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08.474576271188">
                <text:p>908.474576271188</text:p>
              </table:table-cell>
              <table:table-cell office:value-type="float" office:value="827146.004883656">
                <text:p>827146.004883656</text:p>
              </table:table-cell>
              <table:table-cell office:value-type="float" office:value="822420.496072704">
                <text:p>822420.496072704</text:p>
              </table:table-cell>
              <table:table-cell office:value-type="float" office:value="825990.46964091">
                <text:p>825990.46964091</text:p>
              </table:table-cell>
              <table:table-cell office:value-type="float" office:value="-4725.50881095231">
                <text:p>-4725.5088109523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23.728813559323">
                <text:p>923.728813559323</text:p>
              </table:table-cell>
              <table:table-cell office:value-type="float" office:value="855125.378626834">
                <text:p>855125.378626834</text:p>
              </table:table-cell>
              <table:table-cell office:value-type="float" office:value="854000.788527044">
                <text:p>854000.788527044</text:p>
              </table:table-cell>
              <table:table-cell office:value-type="float" office:value="853797.977693194">
                <text:p>853797.977693194</text:p>
              </table:table-cell>
              <table:table-cell office:value-type="float" office:value="-1124.5900997892">
                <text:p>-1124.59009978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38.983050847459">
                <text:p>938.983050847459</text:p>
              </table:table-cell>
              <table:table-cell office:value-type="float" office:value="883570.135880496">
                <text:p>883570.135880496</text:p>
              </table:table-cell>
              <table:table-cell office:value-type="float" office:value="904623.446829852">
                <text:p>904623.446829852</text:p>
              </table:table-cell>
              <table:table-cell office:value-type="float" office:value="882071.85121517">
                <text:p>882071.85121517</text:p>
              </table:table-cell>
              <table:table-cell office:value-type="float" office:value="21053.3109493554">
                <text:p>21053.310949355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54.237288135595">
                <text:p>954.237288135595</text:p>
              </table:table-cell>
              <table:table-cell office:value-type="float" office:value="912480.276644645">
                <text:p>912480.276644645</text:p>
              </table:table-cell>
              <table:table-cell office:value-type="float" office:value="927515.508265649">
                <text:p>927515.508265649</text:p>
              </table:table-cell>
              <table:table-cell office:value-type="float" office:value="910812.09020684">
                <text:p>910812.09020684</text:p>
              </table:table-cell>
              <table:table-cell office:value-type="float" office:value="15035.2316210046">
                <text:p>15035.23162100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69.49152542373">
                <text:p>969.49152542373</text:p>
              </table:table-cell>
              <table:table-cell office:value-type="float" office:value="941855.800919279">
                <text:p>941855.800919279</text:p>
              </table:table-cell>
              <table:table-cell office:value-type="float" office:value="935429.972991391">
                <text:p>935429.972991391</text:p>
              </table:table-cell>
              <table:table-cell office:value-type="float" office:value="940018.694668201">
                <text:p>940018.694668201</text:p>
              </table:table-cell>
              <table:table-cell office:value-type="float" office:value="-6425.82792788744">
                <text:p>-6425.827927887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84.745762711866">
                <text:p>984.745762711866</text:p>
              </table:table-cell>
              <table:table-cell office:value-type="float" office:value="971696.708704398">
                <text:p>971696.708704398</text:p>
              </table:table-cell>
              <table:table-cell office:value-type="float" office:value="978626.064471022">
                <text:p>978626.064471022</text:p>
              </table:table-cell>
              <table:table-cell office:value-type="float" office:value="969691.664599256">
                <text:p>969691.664599256</text:p>
              </table:table-cell>
              <table:table-cell office:value-type="float" office:value="6929.35576662421">
                <text:p>6929.3557666242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0">
                <text:p>1000</text:p>
              </table:table-cell>
              <table:table-cell office:value-type="float" office:value="1002003">
                <text:p>1002003</text:p>
              </table:table-cell>
              <table:table-cell office:value-type="float" office:value="988680.285563203">
                <text:p>988680.285563203</text:p>
              </table:table-cell>
              <table:table-cell office:value-type="float" office:value="999831.000000003">
                <text:p>999831.000000003</text:p>
              </table:table-cell>
              <table:table-cell office:value-type="float" office:value="-13322.7144367993">
                <text:p>-13322.71443679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